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mm"/>
    </style:style>
    <style:style style:name="co2" style:family="table-column">
      <style:table-column-properties fo:break-before="auto" style:column-width="6.81mm"/>
    </style:style>
    <style:style style:name="co3" style:family="table-column">
      <style:table-column-properties fo:break-before="auto" style:column-width="17.3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16.44mm"/>
    </style:style>
    <style:style style:name="co6" style:family="table-column">
      <style:table-column-properties fo:break-before="auto" style:column-width="9.42mm"/>
    </style:style>
    <style:style style:name="co7" style:family="table-column">
      <style:table-column-properties fo:break-before="auto" style:column-width="23.2mm"/>
    </style:style>
    <style:style style:name="co8" style:family="table-column">
      <style:table-column-properties fo:break-before="auto" style:column-width="23.65mm"/>
    </style:style>
    <style:style style:name="co9" style:family="table-column">
      <style:table-column-properties fo:break-before="auto" style:column-width="24.98mm"/>
    </style:style>
    <style:style style:name="co10" style:family="table-column">
      <style:table-column-properties fo:break-before="auto" style:column-width="18.6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mplateRegi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mecell</text:p>
          </table:table-cell>
          <table:table-cell office:value-type="string" calcext:value-type="string">
            <text:p>manageHomecell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gentID</text:p>
          </table:table-cell>
          <table:table-cell office:value-type="string" calcext:value-type="string">
            <text:p>Cap1</text:p>
          </table:table-cell>
          <table:table-cell office:value-type="string" calcext:value-type="string">
            <text:p>Cap2</text:p>
          </table:table-cell>
          <table:table-cell office:value-type="string" calcext:value-type="string">
            <text:p>Cap3</text:p>
          </table:table-cell>
          <table:table-cell office:value-type="string" calcext:value-type="string">
            <text:p>Property1</text:p>
          </table:table-cell>
          <table:table-cell office:value-type="string" calcext:value-type="string">
            <text:p>Property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2] &amp; &quot;-&quot; &amp;[.C2]" office:value-type="string" office:string-value="agent-1-1" calcext:value-type="string">
            <text:p>agent-1-1</text:p>
          </table:table-cell>
          <table:table-cell office:value-type="float" office:value="0" calcext:value-type="float">
            <text:p>0</text:p>
          </table:table-cell>
          <table:table-cell office:value-type="float" office:value="-0.563758638" calcext:value-type="float">
            <text:p>-0.563758638</text:p>
          </table:table-cell>
          <table:table-cell office:value-type="float" office:value="0.781879319" calcext:value-type="float">
            <text:p>0.781879319</text:p>
          </table:table-cell>
          <table:table-cell table:formula="of:=RANDBETWEEN(18;77)" office:value-type="float" office:value="26" calcext:value-type="float">
            <text:p>26</text:p>
          </table:table-cell>
          <table:table-cell table:formula="of:=RAND()" office:value-type="float" office:value="0.0960260852007195" calcext:value-type="float">
            <text:p>0.0960260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3] &amp; &quot;-&quot; &amp;[.C3]" office:value-type="string" office:string-value="agent-1-2" calcext:value-type="string">
            <text:p>agent-1-2</text:p>
          </table:table-cell>
          <table:table-cell office:value-type="float" office:value="0" calcext:value-type="float">
            <text:p>0</text:p>
          </table:table-cell>
          <table:table-cell office:value-type="float" office:value="-0.855504805" calcext:value-type="float">
            <text:p>-0.855504805</text:p>
          </table:table-cell>
          <table:table-cell office:value-type="float" office:value="0.927752402" calcext:value-type="float">
            <text:p>0.927752402</text:p>
          </table:table-cell>
          <table:table-cell table:formula="of:=RANDBETWEEN(18;77)" office:value-type="float" office:value="23" calcext:value-type="float">
            <text:p>23</text:p>
          </table:table-cell>
          <table:table-cell table:formula="of:=RAND()" office:value-type="float" office:value="0.90056005504448" calcext:value-type="float">
            <text:p>0.900560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4] &amp; &quot;-&quot; &amp;[.C4]" office:value-type="string" office:string-value="agent-1-3" calcext:value-type="string">
            <text:p>agent-1-3</text:p>
          </table:table-cell>
          <table:table-cell office:value-type="float" office:value="0" calcext:value-type="float">
            <text:p>0</text:p>
          </table:table-cell>
          <table:table-cell office:value-type="float" office:value="-1.069960235" calcext:value-type="float">
            <text:p>-1.069960235</text:p>
          </table:table-cell>
          <table:table-cell office:value-type="float" office:value="1.034980118" calcext:value-type="float">
            <text:p>1.034980118</text:p>
          </table:table-cell>
          <table:table-cell table:formula="of:=RANDBETWEEN(18;77)" office:value-type="float" office:value="37" calcext:value-type="float">
            <text:p>37</text:p>
          </table:table-cell>
          <table:table-cell table:formula="of:=RAND()" office:value-type="float" office:value="0.427646754658781" calcext:value-type="float">
            <text:p>0.4276467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5] &amp; &quot;-&quot; &amp;[.C5]" office:value-type="string" office:string-value="agent-1-4" calcext:value-type="string">
            <text:p>agent-1-4</text:p>
          </table:table-cell>
          <table:table-cell office:value-type="float" office:value="0" calcext:value-type="float">
            <text:p>0</text:p>
          </table:table-cell>
          <table:table-cell office:value-type="float" office:value="-1.206724936" calcext:value-type="float">
            <text:p>-1.206724936</text:p>
          </table:table-cell>
          <table:table-cell office:value-type="float" office:value="1.103362468" calcext:value-type="float">
            <text:p>1.103362468</text:p>
          </table:table-cell>
          <table:table-cell table:formula="of:=RANDBETWEEN(18;77)" office:value-type="float" office:value="24" calcext:value-type="float">
            <text:p>24</text:p>
          </table:table-cell>
          <table:table-cell table:formula="of:=RAND()" office:value-type="float" office:value="0.293916103313677" calcext:value-type="float">
            <text:p>0.29391610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6] &amp; &quot;-&quot; &amp;[.C6]" office:value-type="string" office:string-value="agent-1-5" calcext:value-type="string">
            <text:p>agent-1-5</text:p>
          </table:table-cell>
          <table:table-cell office:value-type="float" office:value="0" calcext:value-type="float">
            <text:p>0</text:p>
          </table:table-cell>
          <table:table-cell office:value-type="float" office:value="-1.265543552" calcext:value-type="float">
            <text:p>-1.265543552</text:p>
          </table:table-cell>
          <table:table-cell office:value-type="float" office:value="1.132771776" calcext:value-type="float">
            <text:p>1.132771776</text:p>
          </table:table-cell>
          <table:table-cell table:formula="of:=RANDBETWEEN(18;77)" office:value-type="float" office:value="50" calcext:value-type="float">
            <text:p>50</text:p>
          </table:table-cell>
          <table:table-cell table:formula="of:=RAND()" office:value-type="float" office:value="0.023691707639955" calcext:value-type="float">
            <text:p>0.02369170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7] &amp; &quot;-&quot; &amp;[.C7]" office:value-type="string" office:string-value="agent-1-6" calcext:value-type="string">
            <text:p>agent-1-6</text:p>
          </table:table-cell>
          <table:table-cell office:value-type="float" office:value="0" calcext:value-type="float">
            <text:p>0</text:p>
          </table:table-cell>
          <table:table-cell office:value-type="float" office:value="-1.24630616" calcext:value-type="float">
            <text:p>-1.24630616</text:p>
          </table:table-cell>
          <table:table-cell office:value-type="float" office:value="1.12315308" calcext:value-type="float">
            <text:p>1.12315308</text:p>
          </table:table-cell>
          <table:table-cell table:formula="of:=RANDBETWEEN(18;77)" office:value-type="float" office:value="51" calcext:value-type="float">
            <text:p>51</text:p>
          </table:table-cell>
          <table:table-cell table:formula="of:=RAND()" office:value-type="float" office:value="0.966511894133873" calcext:value-type="float">
            <text:p>0.9665118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8] &amp; &quot;-&quot; &amp;[.C8]" office:value-type="string" office:string-value="agent-1-7" calcext:value-type="string">
            <text:p>agent-1-7</text:p>
          </table:table-cell>
          <table:table-cell office:value-type="float" office:value="0" calcext:value-type="float">
            <text:p>0</text:p>
          </table:table-cell>
          <table:table-cell office:value-type="float" office:value="-1.149048611" calcext:value-type="float">
            <text:p>-1.149048611</text:p>
          </table:table-cell>
          <table:table-cell office:value-type="float" office:value="1.074524305" calcext:value-type="float">
            <text:p>1.074524305</text:p>
          </table:table-cell>
          <table:table-cell table:formula="of:=RANDBETWEEN(18;77)" office:value-type="float" office:value="25" calcext:value-type="float">
            <text:p>25</text:p>
          </table:table-cell>
          <table:table-cell table:formula="of:=RAND()" office:value-type="float" office:value="0.112595232320018" calcext:value-type="float">
            <text:p>0.1125952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9] &amp; &quot;-&quot; &amp;[.C9]" office:value-type="string" office:string-value="agent-1-8" calcext:value-type="string">
            <text:p>agent-1-8</text:p>
          </table:table-cell>
          <table:table-cell office:value-type="float" office:value="0" calcext:value-type="float">
            <text:p>0</text:p>
          </table:table-cell>
          <table:table-cell office:value-type="float" office:value="-0.973952417" calcext:value-type="float">
            <text:p>-0.973952417</text:p>
          </table:table-cell>
          <table:table-cell office:value-type="float" office:value="0.986976208" calcext:value-type="float">
            <text:p>0.986976208</text:p>
          </table:table-cell>
          <table:table-cell table:formula="of:=RANDBETWEEN(18;77)" office:value-type="float" office:value="33" calcext:value-type="float">
            <text:p>33</text:p>
          </table:table-cell>
          <table:table-cell table:formula="of:=RAND()" office:value-type="float" office:value="0.663301674765535" calcext:value-type="float">
            <text:p>0.66330167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0] &amp; &quot;-&quot; &amp;[.C10]" office:value-type="string" office:string-value="agent-1-9" calcext:value-type="string">
            <text:p>agent-1-9</text:p>
          </table:table-cell>
          <table:table-cell office:value-type="float" office:value="0" calcext:value-type="float">
            <text:p>0</text:p>
          </table:table-cell>
          <table:table-cell office:value-type="float" office:value="-0.721344191" calcext:value-type="float">
            <text:p>-0.721344191</text:p>
          </table:table-cell>
          <table:table-cell office:value-type="float" office:value="0.860672096" calcext:value-type="float">
            <text:p>0.860672096</text:p>
          </table:table-cell>
          <table:table-cell table:formula="of:=RANDBETWEEN(18;77)" office:value-type="float" office:value="21" calcext:value-type="float">
            <text:p>21</text:p>
          </table:table-cell>
          <table:table-cell table:formula="of:=RAND()" office:value-type="float" office:value="0.832418259815313" calcext:value-type="float">
            <text:p>0.83241825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1] &amp; &quot;-&quot; &amp;[.C11]" office:value-type="string" office:string-value="agent-1-10" calcext:value-type="string">
            <text:p>agent-1-10</text:p>
          </table:table-cell>
          <table:table-cell office:value-type="float" office:value="0" calcext:value-type="float">
            <text:p>0</text:p>
          </table:table-cell>
          <table:table-cell office:value-type="float" office:value="-0.391694629" calcext:value-type="float">
            <text:p>-0.391694629</text:p>
          </table:table-cell>
          <table:table-cell office:value-type="float" office:value="0.695847315" calcext:value-type="float">
            <text:p>0.695847315</text:p>
          </table:table-cell>
          <table:table-cell table:formula="of:=RANDBETWEEN(18;77)" office:value-type="float" office:value="53" calcext:value-type="float">
            <text:p>53</text:p>
          </table:table-cell>
          <table:table-cell table:formula="of:=RAND()" office:value-type="float" office:value="0.648264671093784" calcext:value-type="float">
            <text:p>0.64826467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2] &amp; &quot;-&quot; &amp;[.C12]" office:value-type="string" office:string-value="agent-2-1" calcext:value-type="string">
            <text:p>agent-2-1</text:p>
          </table:table-cell>
          <table:table-cell office:value-type="float" office:value="0" calcext:value-type="float">
            <text:p>0</text:p>
          </table:table-cell>
          <table:table-cell office:value-type="float" office:value="-0.719339532" calcext:value-type="float">
            <text:p>-0.719339532</text:p>
          </table:table-cell>
          <table:table-cell office:value-type="float" office:value="0.859669766" calcext:value-type="float">
            <text:p>0.859669766</text:p>
          </table:table-cell>
          <table:table-cell table:formula="of:=RANDBETWEEN(18;77)" office:value-type="float" office:value="51" calcext:value-type="float">
            <text:p>51</text:p>
          </table:table-cell>
          <table:table-cell table:formula="of:=RAND()" office:value-type="float" office:value="0.0364013175712898" calcext:value-type="float">
            <text:p>0.03640131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3] &amp; &quot;-&quot; &amp;[.C13]" office:value-type="string" office:string-value="agent-2-2" calcext:value-type="string">
            <text:p>agent-2-2</text:p>
          </table:table-cell>
          <table:table-cell office:value-type="float" office:value="0" calcext:value-type="float">
            <text:p>0</text:p>
          </table:table-cell>
          <table:table-cell office:value-type="float" office:value="-1.01140782" calcext:value-type="float">
            <text:p>-1.01140782</text:p>
          </table:table-cell>
          <table:table-cell office:value-type="float" office:value="1.00570391" calcext:value-type="float">
            <text:p>1.00570391</text:p>
          </table:table-cell>
          <table:table-cell table:formula="of:=RANDBETWEEN(18;77)" office:value-type="float" office:value="61" calcext:value-type="float">
            <text:p>61</text:p>
          </table:table-cell>
          <table:table-cell table:formula="of:=RAND()" office:value-type="float" office:value="0.909306645509787" calcext:value-type="float">
            <text:p>0.9093066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4] &amp; &quot;-&quot; &amp;[.C14]" office:value-type="string" office:string-value="agent-2-3" calcext:value-type="string">
            <text:p>agent-2-3</text:p>
          </table:table-cell>
          <table:table-cell office:value-type="float" office:value="0" calcext:value-type="float">
            <text:p>0</text:p>
          </table:table-cell>
          <table:table-cell office:value-type="float" office:value="-1.226088619" calcext:value-type="float">
            <text:p>-1.226088619</text:p>
          </table:table-cell>
          <table:table-cell office:value-type="float" office:value="1.11304431" calcext:value-type="float">
            <text:p>1.11304431</text:p>
          </table:table-cell>
          <table:table-cell table:formula="of:=RANDBETWEEN(18;77)" office:value-type="float" office:value="20" calcext:value-type="float">
            <text:p>20</text:p>
          </table:table-cell>
          <table:table-cell table:formula="of:=RAND()" office:value-type="float" office:value="0.0613486663205549" calcext:value-type="float">
            <text:p>0.06134866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5] &amp; &quot;-&quot; &amp;[.C15]" office:value-type="string" office:string-value="agent-2-4" calcext:value-type="string">
            <text:p>agent-2-4</text:p>
          </table:table-cell>
          <table:table-cell office:value-type="float" office:value="0" calcext:value-type="float">
            <text:p>0</text:p>
          </table:table-cell>
          <table:table-cell office:value-type="float" office:value="-1.362981517" calcext:value-type="float">
            <text:p>-1.362981517</text:p>
          </table:table-cell>
          <table:table-cell office:value-type="float" office:value="1.181490759" calcext:value-type="float">
            <text:p>1.181490759</text:p>
          </table:table-cell>
          <table:table-cell table:formula="of:=RANDBETWEEN(18;77)" office:value-type="float" office:value="47" calcext:value-type="float">
            <text:p>47</text:p>
          </table:table-cell>
          <table:table-cell table:formula="of:=RAND()" office:value-type="float" office:value="0.761502998997457" calcext:value-type="float">
            <text:p>0.761502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6] &amp; &quot;-&quot; &amp;[.C16]" office:value-type="string" office:string-value="agent-2-5" calcext:value-type="string">
            <text:p>agent-2-5</text:p>
          </table:table-cell>
          <table:table-cell office:value-type="float" office:value="0" calcext:value-type="float">
            <text:p>0</text:p>
          </table:table-cell>
          <table:table-cell office:value-type="float" office:value="-1.421830919" calcext:value-type="float">
            <text:p>-1.421830919</text:p>
          </table:table-cell>
          <table:table-cell office:value-type="float" office:value="1.210915459" calcext:value-type="float">
            <text:p>1.210915459</text:p>
          </table:table-cell>
          <table:table-cell table:formula="of:=RANDBETWEEN(18;77)" office:value-type="float" office:value="61" calcext:value-type="float">
            <text:p>61</text:p>
          </table:table-cell>
          <table:table-cell table:formula="of:=RAND()" office:value-type="float" office:value="0.707379802013747" calcext:value-type="float">
            <text:p>0.7073798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7] &amp; &quot;-&quot; &amp;[.C17]" office:value-type="string" office:string-value="agent-2-6" calcext:value-type="string">
            <text:p>agent-2-6</text:p>
          </table:table-cell>
          <table:table-cell office:value-type="float" office:value="0" calcext:value-type="float">
            <text:p>0</text:p>
          </table:table-cell>
          <table:table-cell office:value-type="float" office:value="-1.402526843" calcext:value-type="float">
            <text:p>-1.402526843</text:p>
          </table:table-cell>
          <table:table-cell office:value-type="float" office:value="1.201263421" calcext:value-type="float">
            <text:p>1.201263421</text:p>
          </table:table-cell>
          <table:table-cell table:formula="of:=RANDBETWEEN(18;77)" office:value-type="float" office:value="76" calcext:value-type="float">
            <text:p>76</text:p>
          </table:table-cell>
          <table:table-cell table:formula="of:=RAND()" office:value-type="float" office:value="0.416822995641269" calcext:value-type="float">
            <text:p>0.41682299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8] &amp; &quot;-&quot; &amp;[.C18]" office:value-type="string" office:string-value="agent-2-7" calcext:value-type="string">
            <text:p>agent-2-7</text:p>
          </table:table-cell>
          <table:table-cell office:value-type="float" office:value="0" calcext:value-type="float">
            <text:p>0</text:p>
          </table:table-cell>
          <table:table-cell office:value-type="float" office:value="-1.305105265" calcext:value-type="float">
            <text:p>-1.305105265</text:p>
          </table:table-cell>
          <table:table-cell office:value-type="float" office:value="1.152552632" calcext:value-type="float">
            <text:p>1.152552632</text:p>
          </table:table-cell>
          <table:table-cell table:formula="of:=RANDBETWEEN(18;77)" office:value-type="float" office:value="72" calcext:value-type="float">
            <text:p>72</text:p>
          </table:table-cell>
          <table:table-cell table:formula="of:=RAND()" office:value-type="float" office:value="0.55783531779889" calcext:value-type="float">
            <text:p>0.55783531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9] &amp; &quot;-&quot; &amp;[.C19]" office:value-type="string" office:string-value="agent-2-8" calcext:value-type="string">
            <text:p>agent-2-8</text:p>
          </table:table-cell>
          <table:table-cell office:value-type="float" office:value="0" calcext:value-type="float">
            <text:p>0</text:p>
          </table:table-cell>
          <table:table-cell office:value-type="float" office:value="-1.129748005" calcext:value-type="float">
            <text:p>-1.129748005</text:p>
          </table:table-cell>
          <table:table-cell office:value-type="float" office:value="1.064874003" calcext:value-type="float">
            <text:p>1.064874003</text:p>
          </table:table-cell>
          <table:table-cell table:formula="of:=RANDBETWEEN(18;77)" office:value-type="float" office:value="60" calcext:value-type="float">
            <text:p>60</text:p>
          </table:table-cell>
          <table:table-cell table:formula="of:=RAND()" office:value-type="float" office:value="0.586527706938796" calcext:value-type="float">
            <text:p>0.58652770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20] &amp; &quot;-&quot; &amp;[.C20]" office:value-type="string" office:string-value="agent-2-9" calcext:value-type="string">
            <text:p>agent-2-9</text:p>
          </table:table-cell>
          <table:table-cell office:value-type="float" office:value="0" calcext:value-type="float">
            <text:p>0</text:p>
          </table:table-cell>
          <table:table-cell office:value-type="float" office:value="-0.876782164" calcext:value-type="float">
            <text:p>-0.876782164</text:p>
          </table:table-cell>
          <table:table-cell office:value-type="float" office:value="0.938391082" calcext:value-type="float">
            <text:p>0.938391082</text:p>
          </table:table-cell>
          <table:table-cell table:formula="of:=RANDBETWEEN(18;77)" office:value-type="float" office:value="69" calcext:value-type="float">
            <text:p>69</text:p>
          </table:table-cell>
          <table:table-cell table:formula="of:=RAND()" office:value-type="float" office:value="0.548968881485052" calcext:value-type="float">
            <text:p>0.54896888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21] &amp; &quot;-&quot; &amp;[.C21]" office:value-type="string" office:string-value="agent-2-10" calcext:value-type="string">
            <text:p>agent-2-10</text:p>
          </table:table-cell>
          <table:table-cell office:value-type="float" office:value="0" calcext:value-type="float">
            <text:p>0</text:p>
          </table:table-cell>
          <table:table-cell office:value-type="float" office:value="-0.546679105" calcext:value-type="float">
            <text:p>-0.546679105</text:p>
          </table:table-cell>
          <table:table-cell office:value-type="float" office:value="0.773339552" calcext:value-type="float">
            <text:p>0.773339552</text:p>
          </table:table-cell>
          <table:table-cell table:formula="of:=RANDBETWEEN(18;77)" office:value-type="float" office:value="54" calcext:value-type="float">
            <text:p>54</text:p>
          </table:table-cell>
          <table:table-cell table:formula="of:=RAND()" office:value-type="float" office:value="0.941640575299971" calcext:value-type="float">
            <text:p>0.94164057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22] &amp; &quot;-&quot; &amp;[.C22]" office:value-type="string" office:string-value="agent-3-1" calcext:value-type="string">
            <text:p>agent-3-1</text:p>
          </table:table-cell>
          <table:table-cell office:value-type="float" office:value="0" calcext:value-type="float">
            <text:p>0</text:p>
          </table:table-cell>
          <table:table-cell office:value-type="float" office:value="-0.797240216" calcext:value-type="float">
            <text:p>-0.797240216</text:p>
          </table:table-cell>
          <table:table-cell office:value-type="float" office:value="0.898620108" calcext:value-type="float">
            <text:p>0.898620108</text:p>
          </table:table-cell>
          <table:table-cell table:formula="of:=RANDBETWEEN(18;77)" office:value-type="float" office:value="31" calcext:value-type="float">
            <text:p>31</text:p>
          </table:table-cell>
          <table:table-cell table:formula="of:=RAND()" office:value-type="float" office:value="0.350129790022038" calcext:value-type="float">
            <text:p>0.350129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23] &amp; &quot;-&quot; &amp;[.C23]" office:value-type="string" office:string-value="agent-3-2" calcext:value-type="string">
            <text:p>agent-3-2</text:p>
          </table:table-cell>
          <table:table-cell office:value-type="float" office:value="0" calcext:value-type="float">
            <text:p>0</text:p>
          </table:table-cell>
          <table:table-cell office:value-type="float" office:value="-1.089448635" calcext:value-type="float">
            <text:p>-1.089448635</text:p>
          </table:table-cell>
          <table:table-cell office:value-type="float" office:value="1.044724317" calcext:value-type="float">
            <text:p>1.044724317</text:p>
          </table:table-cell>
          <table:table-cell table:formula="of:=RANDBETWEEN(18;77)" office:value-type="float" office:value="66" calcext:value-type="float">
            <text:p>66</text:p>
          </table:table-cell>
          <table:table-cell table:formula="of:=RAND()" office:value-type="float" office:value="0.300895819556899" calcext:value-type="float">
            <text:p>0.30089581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24] &amp; &quot;-&quot; &amp;[.C24]" office:value-type="string" office:string-value="agent-3-3" calcext:value-type="string">
            <text:p>agent-3-3</text:p>
          </table:table-cell>
          <table:table-cell office:value-type="float" office:value="0" calcext:value-type="float">
            <text:p>0</text:p>
          </table:table-cell>
          <table:table-cell office:value-type="float" office:value="-1.304220977" calcext:value-type="float">
            <text:p>-1.304220977</text:p>
          </table:table-cell>
          <table:table-cell office:value-type="float" office:value="1.152110488" calcext:value-type="float">
            <text:p>1.152110488</text:p>
          </table:table-cell>
          <table:table-cell table:formula="of:=RANDBETWEEN(18;77)" office:value-type="float" office:value="34" calcext:value-type="float">
            <text:p>34</text:p>
          </table:table-cell>
          <table:table-cell table:formula="of:=RAND()" office:value-type="float" office:value="0.226192133617587" calcext:value-type="float">
            <text:p>0.22619213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25] &amp; &quot;-&quot; &amp;[.C25]" office:value-type="string" office:string-value="agent-3-4" calcext:value-type="string">
            <text:p>agent-3-4</text:p>
          </table:table-cell>
          <table:table-cell office:value-type="float" office:value="0" calcext:value-type="float">
            <text:p>0</text:p>
          </table:table-cell>
          <table:table-cell office:value-type="float" office:value="-1.441156657" calcext:value-type="float">
            <text:p>-1.441156657</text:p>
          </table:table-cell>
          <table:table-cell office:value-type="float" office:value="1.220578328" calcext:value-type="float">
            <text:p>1.220578328</text:p>
          </table:table-cell>
          <table:table-cell table:formula="of:=RANDBETWEEN(18;77)" office:value-type="float" office:value="36" calcext:value-type="float">
            <text:p>36</text:p>
          </table:table-cell>
          <table:table-cell table:formula="of:=RAND()" office:value-type="float" office:value="0.00652023463044316" calcext:value-type="float">
            <text:p>0.00652023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26] &amp; &quot;-&quot; &amp;[.C26]" office:value-type="string" office:string-value="agent-3-5" calcext:value-type="string">
            <text:p>agent-3-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1.25" calcext:value-type="float">
            <text:p>1.25</text:p>
          </table:table-cell>
          <table:table-cell table:formula="of:=RANDBETWEEN(18;77)" office:value-type="float" office:value="24" calcext:value-type="float">
            <text:p>24</text:p>
          </table:table-cell>
          <table:table-cell table:formula="of:=RAND()" office:value-type="float" office:value="0.187156491330825" calcext:value-type="float">
            <text:p>0.18715649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27] &amp; &quot;-&quot; &amp;[.C27]" office:value-type="string" office:string-value="agent-3-6" calcext:value-type="string">
            <text:p>agent-3-6</text:p>
          </table:table-cell>
          <table:table-cell office:value-type="float" office:value="0" calcext:value-type="float">
            <text:p>0</text:p>
          </table:table-cell>
          <table:table-cell office:value-type="float" office:value="-1.480641037" calcext:value-type="float">
            <text:p>-1.480641037</text:p>
          </table:table-cell>
          <table:table-cell office:value-type="float" office:value="1.240320518" calcext:value-type="float">
            <text:p>1.240320518</text:p>
          </table:table-cell>
          <table:table-cell table:formula="of:=RANDBETWEEN(18;77)" office:value-type="float" office:value="73" calcext:value-type="float">
            <text:p>73</text:p>
          </table:table-cell>
          <table:table-cell table:formula="of:=RAND()" office:value-type="float" office:value="0.0223107755882666" calcext:value-type="float">
            <text:p>0.02231077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28] &amp; &quot;-&quot; &amp;[.C28]" office:value-type="string" office:string-value="agent-3-7" calcext:value-type="string">
            <text:p>agent-3-7</text:p>
          </table:table-cell>
          <table:table-cell office:value-type="float" office:value="0" calcext:value-type="float">
            <text:p>0</text:p>
          </table:table-cell>
          <table:table-cell office:value-type="float" office:value="-1.383115845" calcext:value-type="float">
            <text:p>-1.383115845</text:p>
          </table:table-cell>
          <table:table-cell office:value-type="float" office:value="1.191557922" calcext:value-type="float">
            <text:p>1.191557922</text:p>
          </table:table-cell>
          <table:table-cell table:formula="of:=RANDBETWEEN(18;77)" office:value-type="float" office:value="57" calcext:value-type="float">
            <text:p>57</text:p>
          </table:table-cell>
          <table:table-cell table:formula="of:=RAND()" office:value-type="float" office:value="0.162637094850652" calcext:value-type="float">
            <text:p>0.16263709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29] &amp; &quot;-&quot; &amp;[.C29]" office:value-type="string" office:string-value="agent-3-8" calcext:value-type="string">
            <text:p>agent-3-8</text:p>
          </table:table-cell>
          <table:table-cell office:value-type="float" office:value="0" calcext:value-type="float">
            <text:p>0</text:p>
          </table:table-cell>
          <table:table-cell office:value-type="float" office:value="-1.20760644" calcext:value-type="float">
            <text:p>-1.20760644</text:p>
          </table:table-cell>
          <table:table-cell office:value-type="float" office:value="1.10380322" calcext:value-type="float">
            <text:p>1.10380322</text:p>
          </table:table-cell>
          <table:table-cell table:formula="of:=RANDBETWEEN(18;77)" office:value-type="float" office:value="64" calcext:value-type="float">
            <text:p>64</text:p>
          </table:table-cell>
          <table:table-cell table:formula="of:=RAND()" office:value-type="float" office:value="0.535944200237282" calcext:value-type="float">
            <text:p>0.53594420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30] &amp; &quot;-&quot; &amp;[.C30]" office:value-type="string" office:string-value="agent-3-9" calcext:value-type="string">
            <text:p>agent-3-9</text:p>
          </table:table-cell>
          <table:table-cell office:value-type="float" office:value="0" calcext:value-type="float">
            <text:p>0</text:p>
          </table:table-cell>
          <table:table-cell office:value-type="float" office:value="-0.954440206" calcext:value-type="float">
            <text:p>-0.954440206</text:p>
          </table:table-cell>
          <table:table-cell office:value-type="float" office:value="0.977220103" calcext:value-type="float">
            <text:p>0.977220103</text:p>
          </table:table-cell>
          <table:table-cell table:formula="of:=RANDBETWEEN(18;77)" office:value-type="float" office:value="32" calcext:value-type="float">
            <text:p>32</text:p>
          </table:table-cell>
          <table:table-cell table:formula="of:=RAND()" office:value-type="float" office:value="0.0526120188878849" calcext:value-type="float">
            <text:p>0.05261201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31] &amp; &quot;-&quot; &amp;[.C31]" office:value-type="string" office:string-value="agent-3-10" calcext:value-type="string">
            <text:p>agent-3-10</text:p>
          </table:table-cell>
          <table:table-cell office:value-type="float" office:value="0" calcext:value-type="float">
            <text:p>0</text:p>
          </table:table-cell>
          <table:table-cell office:value-type="float" office:value="-0.62408888" calcext:value-type="float">
            <text:p>-0.62408888</text:p>
          </table:table-cell>
          <table:table-cell office:value-type="float" office:value="0.81204444" calcext:value-type="float">
            <text:p>0.81204444</text:p>
          </table:table-cell>
          <table:table-cell table:formula="of:=RANDBETWEEN(18;77)" office:value-type="float" office:value="48" calcext:value-type="float">
            <text:p>48</text:p>
          </table:table-cell>
          <table:table-cell table:formula="of:=RAND()" office:value-type="float" office:value="0.920653240871616" calcext:value-type="float">
            <text:p>0.92065324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32] &amp; &quot;-&quot; &amp;[.C32]" office:value-type="string" office:string-value="agent-4-1" calcext:value-type="string">
            <text:p>agent-4-1</text:p>
          </table:table-cell>
          <table:table-cell office:value-type="float" office:value="0" calcext:value-type="float">
            <text:p>0</text:p>
          </table:table-cell>
          <table:table-cell office:value-type="float" office:value="-0.797315364" calcext:value-type="float">
            <text:p>-0.797315364</text:p>
          </table:table-cell>
          <table:table-cell office:value-type="float" office:value="0.898657682" calcext:value-type="float">
            <text:p>0.898657682</text:p>
          </table:table-cell>
          <table:table-cell table:formula="of:=RANDBETWEEN(18;77)" office:value-type="float" office:value="40" calcext:value-type="float">
            <text:p>40</text:p>
          </table:table-cell>
          <table:table-cell table:formula="of:=RAND()" office:value-type="float" office:value="0.951999194570817" calcext:value-type="float">
            <text:p>0.95199919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33] &amp; &quot;-&quot; &amp;[.C33]" office:value-type="string" office:string-value="agent-4-2" calcext:value-type="string">
            <text:p>agent-4-2</text:p>
          </table:table-cell>
          <table:table-cell office:value-type="float" office:value="0" calcext:value-type="float">
            <text:p>0</text:p>
          </table:table-cell>
          <table:table-cell office:value-type="float" office:value="-1.089481664" calcext:value-type="float">
            <text:p>-1.089481664</text:p>
          </table:table-cell>
          <table:table-cell office:value-type="float" office:value="1.044740832" calcext:value-type="float">
            <text:p>1.044740832</text:p>
          </table:table-cell>
          <table:table-cell table:formula="of:=RANDBETWEEN(18;77)" office:value-type="float" office:value="65" calcext:value-type="float">
            <text:p>65</text:p>
          </table:table-cell>
          <table:table-cell table:formula="of:=RAND()" office:value-type="float" office:value="0.715558556024917" calcext:value-type="float">
            <text:p>0.7155585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34] &amp; &quot;-&quot; &amp;[.C34]" office:value-type="string" office:string-value="agent-4-3" calcext:value-type="string">
            <text:p>agent-4-3</text:p>
          </table:table-cell>
          <table:table-cell office:value-type="float" office:value="0" calcext:value-type="float">
            <text:p>0</text:p>
          </table:table-cell>
          <table:table-cell office:value-type="float" office:value="-1.30421155" calcext:value-type="float">
            <text:p>-1.30421155</text:p>
          </table:table-cell>
          <table:table-cell office:value-type="float" office:value="1.152105775" calcext:value-type="float">
            <text:p>1.152105775</text:p>
          </table:table-cell>
          <table:table-cell table:formula="of:=RANDBETWEEN(18;77)" office:value-type="float" office:value="20" calcext:value-type="float">
            <text:p>20</text:p>
          </table:table-cell>
          <table:table-cell table:formula="of:=RAND()" office:value-type="float" office:value="0.364580869325437" calcext:value-type="float">
            <text:p>0.3645808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35] &amp; &quot;-&quot; &amp;[.C35]" office:value-type="string" office:string-value="agent-4-4" calcext:value-type="string">
            <text:p>agent-4-4</text:p>
          </table:table-cell>
          <table:table-cell office:value-type="float" office:value="0" calcext:value-type="float">
            <text:p>0</text:p>
          </table:table-cell>
          <table:table-cell office:value-type="float" office:value="-1.441104518" calcext:value-type="float">
            <text:p>-1.441104518</text:p>
          </table:table-cell>
          <table:table-cell office:value-type="float" office:value="1.220552259" calcext:value-type="float">
            <text:p>1.220552259</text:p>
          </table:table-cell>
          <table:table-cell table:formula="of:=RANDBETWEEN(18;77)" office:value-type="float" office:value="32" calcext:value-type="float">
            <text:p>32</text:p>
          </table:table-cell>
          <table:table-cell table:formula="of:=RAND()" office:value-type="float" office:value="0.483837340842001" calcext:value-type="float">
            <text:p>0.48383734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36] &amp; &quot;-&quot; &amp;[.C36]" office:value-type="string" office:string-value="agent-4-5" calcext:value-type="string">
            <text:p>agent-4-5</text:p>
          </table:table-cell>
          <table:table-cell office:value-type="float" office:value="0" calcext:value-type="float">
            <text:p>0</text:p>
          </table:table-cell>
          <table:table-cell office:value-type="float" office:value="-1.49990497" calcext:value-type="float">
            <text:p>-1.49990497</text:p>
          </table:table-cell>
          <table:table-cell office:value-type="float" office:value="1.249952485" calcext:value-type="float">
            <text:p>1.249952485</text:p>
          </table:table-cell>
          <table:table-cell table:formula="of:=RANDBETWEEN(18;77)" office:value-type="float" office:value="77" calcext:value-type="float">
            <text:p>77</text:p>
          </table:table-cell>
          <table:table-cell table:formula="of:=RAND()" office:value-type="float" office:value="0.101498180651106" calcext:value-type="float">
            <text:p>0.10149818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37] &amp; &quot;-&quot; &amp;[.C37]" office:value-type="string" office:string-value="agent-4-6" calcext:value-type="string">
            <text:p>agent-4-6</text:p>
          </table:table-cell>
          <table:table-cell office:value-type="float" office:value="0" calcext:value-type="float">
            <text:p>0</text:p>
          </table:table-cell>
          <table:table-cell office:value-type="float" office:value="-1.480503017" calcext:value-type="float">
            <text:p>-1.480503017</text:p>
          </table:table-cell>
          <table:table-cell office:value-type="float" office:value="1.240251509" calcext:value-type="float">
            <text:p>1.240251509</text:p>
          </table:table-cell>
          <table:table-cell table:formula="of:=RANDBETWEEN(18;77)" office:value-type="float" office:value="72" calcext:value-type="float">
            <text:p>72</text:p>
          </table:table-cell>
          <table:table-cell table:formula="of:=RAND()" office:value-type="float" office:value="0.896872050478123" calcext:value-type="float">
            <text:p>0.89687205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38] &amp; &quot;-&quot; &amp;[.C38]" office:value-type="string" office:string-value="agent-4-7" calcext:value-type="string">
            <text:p>agent-4-7</text:p>
          </table:table-cell>
          <table:table-cell office:value-type="float" office:value="0" calcext:value-type="float">
            <text:p>0</text:p>
          </table:table-cell>
          <table:table-cell office:value-type="float" office:value="-1.38293482" calcext:value-type="float">
            <text:p>-1.38293482</text:p>
          </table:table-cell>
          <table:table-cell office:value-type="float" office:value="1.19146741" calcext:value-type="float">
            <text:p>1.19146741</text:p>
          </table:table-cell>
          <table:table-cell table:formula="of:=RANDBETWEEN(18;77)" office:value-type="float" office:value="18" calcext:value-type="float">
            <text:p>18</text:p>
          </table:table-cell>
          <table:table-cell table:formula="of:=RAND()" office:value-type="float" office:value="0.68483702337835" calcext:value-type="float">
            <text:p>0.68483702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39] &amp; &quot;-&quot; &amp;[.C39]" office:value-type="string" office:string-value="agent-4-8" calcext:value-type="string">
            <text:p>agent-4-8</text:p>
          </table:table-cell>
          <table:table-cell office:value-type="float" office:value="0" calcext:value-type="float">
            <text:p>0</text:p>
          </table:table-cell>
          <table:table-cell office:value-type="float" office:value="-1.207382473" calcext:value-type="float">
            <text:p>-1.207382473</text:p>
          </table:table-cell>
          <table:table-cell office:value-type="float" office:value="1.103691237" calcext:value-type="float">
            <text:p>1.103691237</text:p>
          </table:table-cell>
          <table:table-cell table:formula="of:=RANDBETWEEN(18;77)" office:value-type="float" office:value="59" calcext:value-type="float">
            <text:p>59</text:p>
          </table:table-cell>
          <table:table-cell table:formula="of:=RAND()" office:value-type="float" office:value="0.87186377949547" calcext:value-type="float">
            <text:p>0.87186377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40] &amp; &quot;-&quot; &amp;[.C40]" office:value-type="string" office:string-value="agent-4-9" calcext:value-type="string">
            <text:p>agent-4-9</text:p>
          </table:table-cell>
          <table:table-cell office:value-type="float" office:value="0" calcext:value-type="float">
            <text:p>0</text:p>
          </table:table-cell>
          <table:table-cell office:value-type="float" office:value="-0.954173443" calcext:value-type="float">
            <text:p>-0.954173443</text:p>
          </table:table-cell>
          <table:table-cell office:value-type="float" office:value="0.977086721" calcext:value-type="float">
            <text:p>0.977086721</text:p>
          </table:table-cell>
          <table:table-cell table:formula="of:=RANDBETWEEN(18;77)" office:value-type="float" office:value="69" calcext:value-type="float">
            <text:p>69</text:p>
          </table:table-cell>
          <table:table-cell table:formula="of:=RAND()" office:value-type="float" office:value="0.28511357831303" calcext:value-type="float">
            <text:p>0.28511357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41] &amp; &quot;-&quot; &amp;[.C41]" office:value-type="string" office:string-value="agent-4-10" calcext:value-type="string">
            <text:p>agent-4-10</text:p>
          </table:table-cell>
          <table:table-cell office:value-type="float" office:value="0" calcext:value-type="float">
            <text:p>0</text:p>
          </table:table-cell>
          <table:table-cell office:value-type="float" office:value="-0.623779546" calcext:value-type="float">
            <text:p>-0.623779546</text:p>
          </table:table-cell>
          <table:table-cell office:value-type="float" office:value="0.811889773" calcext:value-type="float">
            <text:p>0.811889773</text:p>
          </table:table-cell>
          <table:table-cell table:formula="of:=RANDBETWEEN(18;77)" office:value-type="float" office:value="51" calcext:value-type="float">
            <text:p>51</text:p>
          </table:table-cell>
          <table:table-cell table:formula="of:=RAND()" office:value-type="float" office:value="0.787487979861908" calcext:value-type="float">
            <text:p>0.78748797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42] &amp; &quot;-&quot; &amp;[.C42]" office:value-type="string" office:string-value="agent-5-1" calcext:value-type="string">
            <text:p>agent-5-1</text:p>
          </table:table-cell>
          <table:table-cell office:value-type="float" office:value="0" calcext:value-type="float">
            <text:p>0</text:p>
          </table:table-cell>
          <table:table-cell office:value-type="float" office:value="-0.71956511" calcext:value-type="float">
            <text:p>-0.71956511</text:p>
          </table:table-cell>
          <table:table-cell office:value-type="float" office:value="0.859782555" calcext:value-type="float">
            <text:p>0.859782555</text:p>
          </table:table-cell>
          <table:table-cell table:formula="of:=RANDBETWEEN(18;77)" office:value-type="float" office:value="75" calcext:value-type="float">
            <text:p>75</text:p>
          </table:table-cell>
          <table:table-cell table:formula="of:=RAND()" office:value-type="float" office:value="0.308457883424126" calcext:value-type="float">
            <text:p>0.30845788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43] &amp; &quot;-&quot; &amp;[.C43]" office:value-type="string" office:string-value="agent-5-2" calcext:value-type="string">
            <text:p>agent-5-2</text:p>
          </table:table-cell>
          <table:table-cell office:value-type="float" office:value="0" calcext:value-type="float">
            <text:p>0</text:p>
          </table:table-cell>
          <table:table-cell office:value-type="float" office:value="-1.011507119" calcext:value-type="float">
            <text:p>-1.011507119</text:p>
          </table:table-cell>
          <table:table-cell office:value-type="float" office:value="1.00575356" calcext:value-type="float">
            <text:p>1.00575356</text:p>
          </table:table-cell>
          <table:table-cell table:formula="of:=RANDBETWEEN(18;77)" office:value-type="float" office:value="33" calcext:value-type="float">
            <text:p>33</text:p>
          </table:table-cell>
          <table:table-cell table:formula="of:=RAND()" office:value-type="float" office:value="0.380468754214235" calcext:value-type="float">
            <text:p>0.38046875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44] &amp; &quot;-&quot; &amp;[.C44]" office:value-type="string" office:string-value="agent-5-3" calcext:value-type="string">
            <text:p>agent-5-3</text:p>
          </table:table-cell>
          <table:table-cell office:value-type="float" office:value="0" calcext:value-type="float">
            <text:p>0</text:p>
          </table:table-cell>
          <table:table-cell office:value-type="float" office:value="-1.226060633" calcext:value-type="float">
            <text:p>-1.226060633</text:p>
          </table:table-cell>
          <table:table-cell office:value-type="float" office:value="1.113030316" calcext:value-type="float">
            <text:p>1.113030316</text:p>
          </table:table-cell>
          <table:table-cell table:formula="of:=RANDBETWEEN(18;77)" office:value-type="float" office:value="20" calcext:value-type="float">
            <text:p>20</text:p>
          </table:table-cell>
          <table:table-cell table:formula="of:=RAND()" office:value-type="float" office:value="0.0879653923911974" calcext:value-type="float">
            <text:p>0.08796539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45] &amp; &quot;-&quot; &amp;[.C45]" office:value-type="string" office:string-value="agent-5-4" calcext:value-type="string">
            <text:p>agent-5-4</text:p>
          </table:table-cell>
          <table:table-cell office:value-type="float" office:value="0" calcext:value-type="float">
            <text:p>0</text:p>
          </table:table-cell>
          <table:table-cell office:value-type="float" office:value="-1.362825472" calcext:value-type="float">
            <text:p>-1.362825472</text:p>
          </table:table-cell>
          <table:table-cell office:value-type="float" office:value="1.181412736" calcext:value-type="float">
            <text:p>1.181412736</text:p>
          </table:table-cell>
          <table:table-cell table:formula="of:=RANDBETWEEN(18;77)" office:value-type="float" office:value="42" calcext:value-type="float">
            <text:p>42</text:p>
          </table:table-cell>
          <table:table-cell table:formula="of:=RAND()" office:value-type="float" office:value="0.0140145550249144" calcext:value-type="float">
            <text:p>0.0140145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46] &amp; &quot;-&quot; &amp;[.C46]" office:value-type="string" office:string-value="agent-5-5" calcext:value-type="string">
            <text:p>agent-5-5</text:p>
          </table:table-cell>
          <table:table-cell office:value-type="float" office:value="0" calcext:value-type="float">
            <text:p>0</text:p>
          </table:table-cell>
          <table:table-cell office:value-type="float" office:value="-1.421546281" calcext:value-type="float">
            <text:p>-1.421546281</text:p>
          </table:table-cell>
          <table:table-cell office:value-type="float" office:value="1.210773141" calcext:value-type="float">
            <text:p>1.210773141</text:p>
          </table:table-cell>
          <table:table-cell table:formula="of:=RANDBETWEEN(18;77)" office:value-type="float" office:value="61" calcext:value-type="float">
            <text:p>61</text:p>
          </table:table-cell>
          <table:table-cell table:formula="of:=RAND()" office:value-type="float" office:value="0.185096061439253" calcext:value-type="float">
            <text:p>0.18509606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47] &amp; &quot;-&quot; &amp;[.C47]" office:value-type="string" office:string-value="agent-5-6" calcext:value-type="string">
            <text:p>agent-5-6</text:p>
          </table:table-cell>
          <table:table-cell office:value-type="float" office:value="0" calcext:value-type="float">
            <text:p>0</text:p>
          </table:table-cell>
          <table:table-cell office:value-type="float" office:value="-1.402113319" calcext:value-type="float">
            <text:p>-1.402113319</text:p>
          </table:table-cell>
          <table:table-cell office:value-type="float" office:value="1.20105666" calcext:value-type="float">
            <text:p>1.20105666</text:p>
          </table:table-cell>
          <table:table-cell table:formula="of:=RANDBETWEEN(18;77)" office:value-type="float" office:value="74" calcext:value-type="float">
            <text:p>74</text:p>
          </table:table-cell>
          <table:table-cell table:formula="of:=RAND()" office:value-type="float" office:value="0.0256632539676502" calcext:value-type="float">
            <text:p>0.0256632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48] &amp; &quot;-&quot; &amp;[.C48]" office:value-type="string" office:string-value="agent-5-7" calcext:value-type="string">
            <text:p>agent-5-7</text:p>
          </table:table-cell>
          <table:table-cell office:value-type="float" office:value="0" calcext:value-type="float">
            <text:p>0</text:p>
          </table:table-cell>
          <table:table-cell office:value-type="float" office:value="-1.304562804" calcext:value-type="float">
            <text:p>-1.304562804</text:p>
          </table:table-cell>
          <table:table-cell office:value-type="float" office:value="1.152281402" calcext:value-type="float">
            <text:p>1.152281402</text:p>
          </table:table-cell>
          <table:table-cell table:formula="of:=RANDBETWEEN(18;77)" office:value-type="float" office:value="22" calcext:value-type="float">
            <text:p>22</text:p>
          </table:table-cell>
          <table:table-cell table:formula="of:=RAND()" office:value-type="float" office:value="0.828621484688483" calcext:value-type="float">
            <text:p>0.82862148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49] &amp; &quot;-&quot; &amp;[.C49]" office:value-type="string" office:string-value="agent-5-8" calcext:value-type="string">
            <text:p>agent-5-8</text:p>
          </table:table-cell>
          <table:table-cell office:value-type="float" office:value="0" calcext:value-type="float">
            <text:p>0</text:p>
          </table:table-cell>
          <table:table-cell office:value-type="float" office:value="-1.1290768" calcext:value-type="float">
            <text:p>-1.1290768</text:p>
          </table:table-cell>
          <table:table-cell office:value-type="float" office:value="1.0645384" calcext:value-type="float">
            <text:p>1.0645384</text:p>
          </table:table-cell>
          <table:table-cell table:formula="of:=RANDBETWEEN(18;77)" office:value-type="float" office:value="76" calcext:value-type="float">
            <text:p>76</text:p>
          </table:table-cell>
          <table:table-cell table:formula="of:=RAND()" office:value-type="float" office:value="0.116807351470925" calcext:value-type="float">
            <text:p>0.11680735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50] &amp; &quot;-&quot; &amp;[.C50]" office:value-type="string" office:string-value="agent-5-9" calcext:value-type="string">
            <text:p>agent-5-9</text:p>
          </table:table-cell>
          <table:table-cell office:value-type="float" office:value="0" calcext:value-type="float">
            <text:p>0</text:p>
          </table:table-cell>
          <table:table-cell office:value-type="float" office:value="-0.875982648" calcext:value-type="float">
            <text:p>-0.875982648</text:p>
          </table:table-cell>
          <table:table-cell office:value-type="float" office:value="0.937991324" calcext:value-type="float">
            <text:p>0.937991324</text:p>
          </table:table-cell>
          <table:table-cell table:formula="of:=RANDBETWEEN(18;77)" office:value-type="float" office:value="69" calcext:value-type="float">
            <text:p>69</text:p>
          </table:table-cell>
          <table:table-cell table:formula="of:=RAND()" office:value-type="float" office:value="0.625393541180529" calcext:value-type="float">
            <text:p>0.62539354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51] &amp; &quot;-&quot; &amp;[.C51]" office:value-type="string" office:string-value="agent-5-10" calcext:value-type="string">
            <text:p>agent-5-10</text:p>
          </table:table-cell>
          <table:table-cell office:value-type="float" office:value="0" calcext:value-type="float">
            <text:p>0</text:p>
          </table:table-cell>
          <table:table-cell office:value-type="float" office:value="-0.545751953" calcext:value-type="float">
            <text:p>-0.545751953</text:p>
          </table:table-cell>
          <table:table-cell office:value-type="float" office:value="0.772875977" calcext:value-type="float">
            <text:p>0.772875977</text:p>
          </table:table-cell>
          <table:table-cell table:formula="of:=RANDBETWEEN(18;77)" office:value-type="float" office:value="35" calcext:value-type="float">
            <text:p>35</text:p>
          </table:table-cell>
          <table:table-cell table:formula="of:=RAND()" office:value-type="float" office:value="0.771086668712087" calcext:value-type="float">
            <text:p>0.77108666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52] &amp; &quot;-&quot; &amp;[.C52]" office:value-type="string" office:string-value="agent-6-1" calcext:value-type="string">
            <text:p>agent-6-1</text:p>
          </table:table-cell>
          <table:table-cell office:value-type="float" office:value="0" calcext:value-type="float">
            <text:p>0</text:p>
          </table:table-cell>
          <table:table-cell office:value-type="float" office:value="-0.564135047" calcext:value-type="float">
            <text:p>-0.564135047</text:p>
          </table:table-cell>
          <table:table-cell office:value-type="float" office:value="0.782067523" calcext:value-type="float">
            <text:p>0.782067523</text:p>
          </table:table-cell>
          <table:table-cell table:formula="of:=RANDBETWEEN(18;77)" office:value-type="float" office:value="40" calcext:value-type="float">
            <text:p>40</text:p>
          </table:table-cell>
          <table:table-cell table:formula="of:=RAND()" office:value-type="float" office:value="0.919283816241659" calcext:value-type="float">
            <text:p>0.91928381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53] &amp; &quot;-&quot; &amp;[.C53]" office:value-type="string" office:string-value="agent-6-2" calcext:value-type="string">
            <text:p>agent-6-2</text:p>
          </table:table-cell>
          <table:table-cell office:value-type="float" office:value="0" calcext:value-type="float">
            <text:p>0</text:p>
          </table:table-cell>
          <table:table-cell office:value-type="float" office:value="-0.855671014" calcext:value-type="float">
            <text:p>-0.855671014</text:p>
          </table:table-cell>
          <table:table-cell office:value-type="float" office:value="0.927835507" calcext:value-type="float">
            <text:p>0.927835507</text:p>
          </table:table-cell>
          <table:table-cell table:formula="of:=RANDBETWEEN(18;77)" office:value-type="float" office:value="77" calcext:value-type="float">
            <text:p>77</text:p>
          </table:table-cell>
          <table:table-cell table:formula="of:=RAND()" office:value-type="float" office:value="0.289873424568214" calcext:value-type="float">
            <text:p>0.28987342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54] &amp; &quot;-&quot; &amp;[.C54]" office:value-type="string" office:string-value="agent-6-3" calcext:value-type="string">
            <text:p>agent-6-3</text:p>
          </table:table-cell>
          <table:table-cell office:value-type="float" office:value="0" calcext:value-type="float">
            <text:p>0</text:p>
          </table:table-cell>
          <table:table-cell office:value-type="float" office:value="-1.069914567" calcext:value-type="float">
            <text:p>-1.069914567</text:p>
          </table:table-cell>
          <table:table-cell office:value-type="float" office:value="1.034957283" calcext:value-type="float">
            <text:p>1.034957283</text:p>
          </table:table-cell>
          <table:table-cell table:formula="of:=RANDBETWEEN(18;77)" office:value-type="float" office:value="42" calcext:value-type="float">
            <text:p>42</text:p>
          </table:table-cell>
          <table:table-cell table:formula="of:=RAND()" office:value-type="float" office:value="0.751143158297055" calcext:value-type="float">
            <text:p>0.75114315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55] &amp; &quot;-&quot; &amp;[.C55]" office:value-type="string" office:string-value="agent-6-4" calcext:value-type="string">
            <text:p>agent-6-4</text:p>
          </table:table-cell>
          <table:table-cell office:value-type="float" office:value="0" calcext:value-type="float">
            <text:p>0</text:p>
          </table:table-cell>
          <table:table-cell office:value-type="float" office:value="-1.206466104" calcext:value-type="float">
            <text:p>-1.206466104</text:p>
          </table:table-cell>
          <table:table-cell office:value-type="float" office:value="1.103233052" calcext:value-type="float">
            <text:p>1.103233052</text:p>
          </table:table-cell>
          <table:table-cell table:formula="of:=RANDBETWEEN(18;77)" office:value-type="float" office:value="43" calcext:value-type="float">
            <text:p>43</text:p>
          </table:table-cell>
          <table:table-cell table:formula="of:=RAND()" office:value-type="float" office:value="0.621187796932645" calcext:value-type="float">
            <text:p>0.62118779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56] &amp; &quot;-&quot; &amp;[.C56]" office:value-type="string" office:string-value="agent-6-5" calcext:value-type="string">
            <text:p>agent-6-5</text:p>
          </table:table-cell>
          <table:table-cell office:value-type="float" office:value="0" calcext:value-type="float">
            <text:p>0</text:p>
          </table:table-cell>
          <table:table-cell office:value-type="float" office:value="-1.265070666" calcext:value-type="float">
            <text:p>-1.265070666</text:p>
          </table:table-cell>
          <table:table-cell office:value-type="float" office:value="1.132535333" calcext:value-type="float">
            <text:p>1.132535333</text:p>
          </table:table-cell>
          <table:table-cell table:formula="of:=RANDBETWEEN(18;77)" office:value-type="float" office:value="25" calcext:value-type="float">
            <text:p>25</text:p>
          </table:table-cell>
          <table:table-cell table:formula="of:=RAND()" office:value-type="float" office:value="0.867088255356066" calcext:value-type="float">
            <text:p>0.86708825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57] &amp; &quot;-&quot; &amp;[.C57]" office:value-type="string" office:string-value="agent-6-6" calcext:value-type="string">
            <text:p>agent-6-6</text:p>
          </table:table-cell>
          <table:table-cell office:value-type="float" office:value="0" calcext:value-type="float">
            <text:p>0</text:p>
          </table:table-cell>
          <table:table-cell office:value-type="float" office:value="-1.245618732" calcext:value-type="float">
            <text:p>-1.245618732</text:p>
          </table:table-cell>
          <table:table-cell office:value-type="float" office:value="1.122809366" calcext:value-type="float">
            <text:p>1.122809366</text:p>
          </table:table-cell>
          <table:table-cell table:formula="of:=RANDBETWEEN(18;77)" office:value-type="float" office:value="18" calcext:value-type="float">
            <text:p>18</text:p>
          </table:table-cell>
          <table:table-cell table:formula="of:=RAND()" office:value-type="float" office:value="0.0958421212853864" calcext:value-type="float">
            <text:p>0.09584212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58] &amp; &quot;-&quot; &amp;[.C58]" office:value-type="string" office:string-value="agent-6-7" calcext:value-type="string">
            <text:p>agent-6-7</text:p>
          </table:table-cell>
          <table:table-cell office:value-type="float" office:value="0" calcext:value-type="float">
            <text:p>0</text:p>
          </table:table-cell>
          <table:table-cell office:value-type="float" office:value="-1.148146554" calcext:value-type="float">
            <text:p>-1.148146554</text:p>
          </table:table-cell>
          <table:table-cell office:value-type="float" office:value="1.074073277" calcext:value-type="float">
            <text:p>1.074073277</text:p>
          </table:table-cell>
          <table:table-cell table:formula="of:=RANDBETWEEN(18;77)" office:value-type="float" office:value="37" calcext:value-type="float">
            <text:p>37</text:p>
          </table:table-cell>
          <table:table-cell table:formula="of:=RAND()" office:value-type="float" office:value="0.883871431811713" calcext:value-type="float">
            <text:p>0.88387143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59] &amp; &quot;-&quot; &amp;[.C59]" office:value-type="string" office:string-value="agent-6-8" calcext:value-type="string">
            <text:p>agent-6-8</text:p>
          </table:table-cell>
          <table:table-cell office:value-type="float" office:value="0" calcext:value-type="float">
            <text:p>0</text:p>
          </table:table-cell>
          <table:table-cell office:value-type="float" office:value="-0.972836051" calcext:value-type="float">
            <text:p>-0.972836051</text:p>
          </table:table-cell>
          <table:table-cell office:value-type="float" office:value="0.986418025" calcext:value-type="float">
            <text:p>0.986418025</text:p>
          </table:table-cell>
          <table:table-cell table:formula="of:=RANDBETWEEN(18;77)" office:value-type="float" office:value="34" calcext:value-type="float">
            <text:p>34</text:p>
          </table:table-cell>
          <table:table-cell table:formula="of:=RAND()" office:value-type="float" office:value="0.301094754016958" calcext:value-type="float">
            <text:p>0.3010947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60] &amp; &quot;-&quot; &amp;[.C60]" office:value-type="string" office:string-value="agent-6-9" calcext:value-type="string">
            <text:p>agent-6-9</text:p>
          </table:table-cell>
          <table:table-cell office:value-type="float" office:value="0" calcext:value-type="float">
            <text:p>0</text:p>
          </table:table-cell>
          <table:table-cell office:value-type="float" office:value="-0.720014238" calcext:value-type="float">
            <text:p>-0.720014238</text:p>
          </table:table-cell>
          <table:table-cell office:value-type="float" office:value="0.860007119" calcext:value-type="float">
            <text:p>0.860007119</text:p>
          </table:table-cell>
          <table:table-cell table:formula="of:=RANDBETWEEN(18;77)" office:value-type="float" office:value="40" calcext:value-type="float">
            <text:p>40</text:p>
          </table:table-cell>
          <table:table-cell table:formula="of:=RAND()" office:value-type="float" office:value="0.669211315340363" calcext:value-type="float">
            <text:p>0.66921131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61] &amp; &quot;-&quot; &amp;[.C61]" office:value-type="string" office:string-value="agent-6-10" calcext:value-type="string">
            <text:p>agent-6-10</text:p>
          </table:table-cell>
          <table:table-cell office:value-type="float" office:value="0" calcext:value-type="float">
            <text:p>0</text:p>
          </table:table-cell>
          <table:table-cell office:value-type="float" office:value="-0.390152214" calcext:value-type="float">
            <text:p>-0.390152214</text:p>
          </table:table-cell>
          <table:table-cell office:value-type="float" office:value="0.695076107" calcext:value-type="float">
            <text:p>0.695076107</text:p>
          </table:table-cell>
          <table:table-cell table:formula="of:=RANDBETWEEN(18;77)" office:value-type="float" office:value="76" calcext:value-type="float">
            <text:p>76</text:p>
          </table:table-cell>
          <table:table-cell table:formula="of:=RAND()" office:value-type="float" office:value="0.890263338689692" calcext:value-type="float">
            <text:p>0.89026333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62] &amp; &quot;-&quot; &amp;[.C62]" office:value-type="string" office:string-value="agent-7-1" calcext:value-type="string">
            <text:p>agent-7-1</text:p>
          </table:table-cell>
          <table:table-cell office:value-type="float" office:value="0" calcext:value-type="float">
            <text:p>0</text:p>
          </table:table-cell>
          <table:table-cell office:value-type="float" office:value="-0.331315769" calcext:value-type="float">
            <text:p>-0.331315769</text:p>
          </table:table-cell>
          <table:table-cell office:value-type="float" office:value="0.665657884" calcext:value-type="float">
            <text:p>0.665657884</text:p>
          </table:table-cell>
          <table:table-cell table:formula="of:=RANDBETWEEN(18;77)" office:value-type="float" office:value="34" calcext:value-type="float">
            <text:p>34</text:p>
          </table:table-cell>
          <table:table-cell table:formula="of:=RAND()" office:value-type="float" office:value="0.106080531957559" calcext:value-type="float">
            <text:p>0.1060805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63] &amp; &quot;-&quot; &amp;[.C63]" office:value-type="string" office:string-value="agent-7-2" calcext:value-type="string">
            <text:p>agent-7-2</text:p>
          </table:table-cell>
          <table:table-cell office:value-type="float" office:value="0" calcext:value-type="float">
            <text:p>0</text:p>
          </table:table-cell>
          <table:table-cell office:value-type="float" office:value="-0.622264703" calcext:value-type="float">
            <text:p>-0.622264703</text:p>
          </table:table-cell>
          <table:table-cell office:value-type="float" office:value="0.811132351" calcext:value-type="float">
            <text:p>0.811132351</text:p>
          </table:table-cell>
          <table:table-cell table:formula="of:=RANDBETWEEN(18;77)" office:value-type="float" office:value="20" calcext:value-type="float">
            <text:p>20</text:p>
          </table:table-cell>
          <table:table-cell table:formula="of:=RAND()" office:value-type="float" office:value="0.0829985103337094" calcext:value-type="float">
            <text:p>0.08299851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64] &amp; &quot;-&quot; &amp;[.C64]" office:value-type="string" office:string-value="agent-7-3" calcext:value-type="string">
            <text:p>agent-7-3</text:p>
          </table:table-cell>
          <table:table-cell office:value-type="float" office:value="0" calcext:value-type="float">
            <text:p>0</text:p>
          </table:table-cell>
          <table:table-cell office:value-type="float" office:value="-0.836065287" calcext:value-type="float">
            <text:p>-0.836065287</text:p>
          </table:table-cell>
          <table:table-cell office:value-type="float" office:value="0.918032643" calcext:value-type="float">
            <text:p>0.918032643</text:p>
          </table:table-cell>
          <table:table-cell table:formula="of:=RANDBETWEEN(18;77)" office:value-type="float" office:value="68" calcext:value-type="float">
            <text:p>68</text:p>
          </table:table-cell>
          <table:table-cell table:formula="of:=RAND()" office:value-type="float" office:value="0.154505233163945" calcext:value-type="float">
            <text:p>0.1545052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65] &amp; &quot;-&quot; &amp;[.C65]" office:value-type="string" office:string-value="agent-7-4" calcext:value-type="string">
            <text:p>agent-7-4</text:p>
          </table:table-cell>
          <table:table-cell office:value-type="float" office:value="0" calcext:value-type="float">
            <text:p>0</text:p>
          </table:table-cell>
          <table:table-cell office:value-type="float" office:value="-0.972318745" calcext:value-type="float">
            <text:p>-0.972318745</text:p>
          </table:table-cell>
          <table:table-cell office:value-type="float" office:value="0.986159373" calcext:value-type="float">
            <text:p>0.986159373</text:p>
          </table:table-cell>
          <table:table-cell table:formula="of:=RANDBETWEEN(18;77)" office:value-type="float" office:value="69" calcext:value-type="float">
            <text:p>69</text:p>
          </table:table-cell>
          <table:table-cell table:formula="of:=RAND()" office:value-type="float" office:value="0.531694308738224" calcext:value-type="float">
            <text:p>0.53169430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66] &amp; &quot;-&quot; &amp;[.C66]" office:value-type="string" office:string-value="agent-7-5" calcext:value-type="string">
            <text:p>agent-7-5</text:p>
          </table:table-cell>
          <table:table-cell office:value-type="float" office:value="0" calcext:value-type="float">
            <text:p>0</text:p>
          </table:table-cell>
          <table:table-cell office:value-type="float" office:value="-1.030770676" calcext:value-type="float">
            <text:p>-1.030770676</text:p>
          </table:table-cell>
          <table:table-cell office:value-type="float" office:value="1.015385338" calcext:value-type="float">
            <text:p>1.015385338</text:p>
          </table:table-cell>
          <table:table-cell table:formula="of:=RANDBETWEEN(18;77)" office:value-type="float" office:value="73" calcext:value-type="float">
            <text:p>73</text:p>
          </table:table-cell>
          <table:table-cell table:formula="of:=RAND()" office:value-type="float" office:value="0.23995274270419" calcext:value-type="float">
            <text:p>0.23995274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67] &amp; &quot;-&quot; &amp;[.C67]" office:value-type="string" office:string-value="agent-7-6" calcext:value-type="string">
            <text:p>agent-7-6</text:p>
          </table:table-cell>
          <table:table-cell office:value-type="float" office:value="0" calcext:value-type="float">
            <text:p>0</text:p>
          </table:table-cell>
          <table:table-cell office:value-type="float" office:value="-1.011311842" calcext:value-type="float">
            <text:p>-1.011311842</text:p>
          </table:table-cell>
          <table:table-cell office:value-type="float" office:value="1.005655921" calcext:value-type="float">
            <text:p>1.005655921</text:p>
          </table:table-cell>
          <table:table-cell table:formula="of:=RANDBETWEEN(18;77)" office:value-type="float" office:value="71" calcext:value-type="float">
            <text:p>71</text:p>
          </table:table-cell>
          <table:table-cell table:formula="of:=RAND()" office:value-type="float" office:value="0.730333119048737" calcext:value-type="float">
            <text:p>0.7303331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68] &amp; &quot;-&quot; &amp;[.C68]" office:value-type="string" office:string-value="agent-7-7" calcext:value-type="string">
            <text:p>agent-7-7</text:p>
          </table:table-cell>
          <table:table-cell office:value-type="float" office:value="0" calcext:value-type="float">
            <text:p>0</text:p>
          </table:table-cell>
          <table:table-cell office:value-type="float" office:value="-0.91397851" calcext:value-type="float">
            <text:p>-0.91397851</text:p>
          </table:table-cell>
          <table:table-cell office:value-type="float" office:value="0.956989255" calcext:value-type="float">
            <text:p>0.956989255</text:p>
          </table:table-cell>
          <table:table-cell table:formula="of:=RANDBETWEEN(18;77)" office:value-type="float" office:value="33" calcext:value-type="float">
            <text:p>33</text:p>
          </table:table-cell>
          <table:table-cell table:formula="of:=RAND()" office:value-type="float" office:value="0.0967468855669722" calcext:value-type="float">
            <text:p>0.09674688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69] &amp; &quot;-&quot; &amp;[.C69]" office:value-type="string" office:string-value="agent-7-8" calcext:value-type="string">
            <text:p>agent-7-8</text:p>
          </table:table-cell>
          <table:table-cell office:value-type="float" office:value="0" calcext:value-type="float">
            <text:p>0</text:p>
          </table:table-cell>
          <table:table-cell office:value-type="float" office:value="-0.73895234" calcext:value-type="float">
            <text:p>-0.73895234</text:p>
          </table:table-cell>
          <table:table-cell office:value-type="float" office:value="0.86947617" calcext:value-type="float">
            <text:p>0.86947617</text:p>
          </table:table-cell>
          <table:table-cell table:formula="of:=RANDBETWEEN(18;77)" office:value-type="float" office:value="31" calcext:value-type="float">
            <text:p>31</text:p>
          </table:table-cell>
          <table:table-cell table:formula="of:=RAND()" office:value-type="float" office:value="0.279242687043734" calcext:value-type="float">
            <text:p>0.2792426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70] &amp; &quot;-&quot; &amp;[.C70]" office:value-type="string" office:string-value="agent-7-9" calcext:value-type="string">
            <text:p>agent-7-9</text:p>
          </table:table-cell>
          <table:table-cell office:value-type="float" office:value="0" calcext:value-type="float">
            <text:p>0</text:p>
          </table:table-cell>
          <table:table-cell office:value-type="float" office:value="-0.486559818" calcext:value-type="float">
            <text:p>-0.486559818</text:p>
          </table:table-cell>
          <table:table-cell office:value-type="float" office:value="0.743279909" calcext:value-type="float">
            <text:p>0.743279909</text:p>
          </table:table-cell>
          <table:table-cell table:formula="of:=RANDBETWEEN(18;77)" office:value-type="float" office:value="49" calcext:value-type="float">
            <text:p>49</text:p>
          </table:table-cell>
          <table:table-cell table:formula="of:=RAND()" office:value-type="float" office:value="0.752549633267336" calcext:value-type="float">
            <text:p>0.7525496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71] &amp; &quot;-&quot; &amp;[.C71]" office:value-type="string" office:string-value="agent-7-10" calcext:value-type="string">
            <text:p>agent-7-10</text:p>
          </table:table-cell>
          <table:table-cell office:value-type="float" office:value="0" calcext:value-type="float">
            <text:p>0</text:p>
          </table:table-cell>
          <table:table-cell office:value-type="float" office:value="-0.157271244" calcext:value-type="float">
            <text:p>-0.157271244</text:p>
          </table:table-cell>
          <table:table-cell office:value-type="float" office:value="0.578635622" calcext:value-type="float">
            <text:p>0.578635622</text:p>
          </table:table-cell>
          <table:table-cell table:formula="of:=RANDBETWEEN(18;77)" office:value-type="float" office:value="55" calcext:value-type="float">
            <text:p>55</text:p>
          </table:table-cell>
          <table:table-cell table:formula="of:=RAND()" office:value-type="float" office:value="0.188585749478079" calcext:value-type="float">
            <text:p>0.18858574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72] &amp; &quot;-&quot; &amp;[.C72]" office:value-type="string" office:string-value="agent-8-1" calcext:value-type="string">
            <text:p>agent-8-1</text:p>
          </table:table-cell>
          <table:table-cell office:value-type="float" office:value="0" calcext:value-type="float">
            <text:p>0</text:p>
          </table:table-cell>
          <table:table-cell office:value-type="float" office:value="-0.02154197" calcext:value-type="float">
            <text:p>-0.02154197</text:p>
          </table:table-cell>
          <table:table-cell office:value-type="float" office:value="0.510770985" calcext:value-type="float">
            <text:p>0.510770985</text:p>
          </table:table-cell>
          <table:table-cell table:formula="of:=RANDBETWEEN(18;77)" office:value-type="float" office:value="60" calcext:value-type="float">
            <text:p>60</text:p>
          </table:table-cell>
          <table:table-cell table:formula="of:=RAND()" office:value-type="float" office:value="0.24146597890649" calcext:value-type="float">
            <text:p>0.24146597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73] &amp; &quot;-&quot; &amp;[.C73]" office:value-type="string" office:string-value="agent-8-2" calcext:value-type="string">
            <text:p>agent-8-2</text:p>
          </table:table-cell>
          <table:table-cell office:value-type="float" office:value="0" calcext:value-type="float">
            <text:p>0</text:p>
          </table:table-cell>
          <table:table-cell office:value-type="float" office:value="-0.311723975" calcext:value-type="float">
            <text:p>-0.311723975</text:p>
          </table:table-cell>
          <table:table-cell office:value-type="float" office:value="0.655861988" calcext:value-type="float">
            <text:p>0.655861988</text:p>
          </table:table-cell>
          <table:table-cell table:formula="of:=RANDBETWEEN(18;77)" office:value-type="float" office:value="19" calcext:value-type="float">
            <text:p>19</text:p>
          </table:table-cell>
          <table:table-cell table:formula="of:=RAND()" office:value-type="float" office:value="0.197039440856315" calcext:value-type="float">
            <text:p>0.19703944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74] &amp; &quot;-&quot; &amp;[.C74]" office:value-type="string" office:string-value="agent-8-3" calcext:value-type="string">
            <text:p>agent-8-3</text:p>
          </table:table-cell>
          <table:table-cell office:value-type="float" office:value="0" calcext:value-type="float">
            <text:p>0</text:p>
          </table:table-cell>
          <table:table-cell office:value-type="float" office:value="-0.52494941" calcext:value-type="float">
            <text:p>-0.52494941</text:p>
          </table:table-cell>
          <table:table-cell office:value-type="float" office:value="0.762474705" calcext:value-type="float">
            <text:p>0.762474705</text:p>
          </table:table-cell>
          <table:table-cell table:formula="of:=RANDBETWEEN(18;77)" office:value-type="float" office:value="74" calcext:value-type="float">
            <text:p>74</text:p>
          </table:table-cell>
          <table:table-cell table:formula="of:=RAND()" office:value-type="float" office:value="0.855146768386476" calcext:value-type="float">
            <text:p>0.85514676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75] &amp; &quot;-&quot; &amp;[.C75]" office:value-type="string" office:string-value="agent-8-4" calcext:value-type="string">
            <text:p>agent-8-4</text:p>
          </table:table-cell>
          <table:table-cell office:value-type="float" office:value="0" calcext:value-type="float">
            <text:p>0</text:p>
          </table:table-cell>
          <table:table-cell office:value-type="float" office:value="-0.660820571" calcext:value-type="float">
            <text:p>-0.660820571</text:p>
          </table:table-cell>
          <table:table-cell office:value-type="float" office:value="0.830410286" calcext:value-type="float">
            <text:p>0.830410286</text:p>
          </table:table-cell>
          <table:table-cell table:formula="of:=RANDBETWEEN(18;77)" office:value-type="float" office:value="43" calcext:value-type="float">
            <text:p>43</text:p>
          </table:table-cell>
          <table:table-cell table:formula="of:=RAND()" office:value-type="float" office:value="0.705394517746754" calcext:value-type="float">
            <text:p>0.70539451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76] &amp; &quot;-&quot; &amp;[.C76]" office:value-type="string" office:string-value="agent-8-5" calcext:value-type="string">
            <text:p>agent-8-5</text:p>
          </table:table-cell>
          <table:table-cell office:value-type="float" office:value="0" calcext:value-type="float">
            <text:p>0</text:p>
          </table:table-cell>
          <table:table-cell office:value-type="float" office:value="-0.719083771" calcext:value-type="float">
            <text:p>-0.719083771</text:p>
          </table:table-cell>
          <table:table-cell office:value-type="float" office:value="0.859541885" calcext:value-type="float">
            <text:p>0.859541885</text:p>
          </table:table-cell>
          <table:table-cell table:formula="of:=RANDBETWEEN(18;77)" office:value-type="float" office:value="53" calcext:value-type="float">
            <text:p>53</text:p>
          </table:table-cell>
          <table:table-cell table:formula="of:=RAND()" office:value-type="float" office:value="0.450964202987962" calcext:value-type="float">
            <text:p>0.4509642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77] &amp; &quot;-&quot; &amp;[.C77]" office:value-type="string" office:string-value="agent-8-6" calcext:value-type="string">
            <text:p>agent-8-6</text:p>
          </table:table-cell>
          <table:table-cell office:value-type="float" office:value="0" calcext:value-type="float">
            <text:p>0</text:p>
          </table:table-cell>
          <table:table-cell office:value-type="float" office:value="-0.699630123" calcext:value-type="float">
            <text:p>-0.699630123</text:p>
          </table:table-cell>
          <table:table-cell office:value-type="float" office:value="0.849815062" calcext:value-type="float">
            <text:p>0.849815062</text:p>
          </table:table-cell>
          <table:table-cell table:formula="of:=RANDBETWEEN(18;77)" office:value-type="float" office:value="31" calcext:value-type="float">
            <text:p>31</text:p>
          </table:table-cell>
          <table:table-cell table:formula="of:=RAND()" office:value-type="float" office:value="0.572985245962627" calcext:value-type="float">
            <text:p>0.5729852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78] &amp; &quot;-&quot; &amp;[.C78]" office:value-type="string" office:string-value="agent-8-7" calcext:value-type="string">
            <text:p>agent-8-7</text:p>
          </table:table-cell>
          <table:table-cell office:value-type="float" office:value="0" calcext:value-type="float">
            <text:p>0</text:p>
          </table:table-cell>
          <table:table-cell office:value-type="float" office:value="-0.602495887" calcext:value-type="float">
            <text:p>-0.602495887</text:p>
          </table:table-cell>
          <table:table-cell office:value-type="float" office:value="0.801247944" calcext:value-type="float">
            <text:p>0.801247944</text:p>
          </table:table-cell>
          <table:table-cell table:formula="of:=RANDBETWEEN(18;77)" office:value-type="float" office:value="49" calcext:value-type="float">
            <text:p>49</text:p>
          </table:table-cell>
          <table:table-cell table:formula="of:=RAND()" office:value-type="float" office:value="0.696799527271651" calcext:value-type="float">
            <text:p>0.69679952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79] &amp; &quot;-&quot; &amp;[.C79]" office:value-type="string" office:string-value="agent-8-8" calcext:value-type="string">
            <text:p>agent-8-8</text:p>
          </table:table-cell>
          <table:table-cell office:value-type="float" office:value="0" calcext:value-type="float">
            <text:p>0</text:p>
          </table:table-cell>
          <table:table-cell office:value-type="float" office:value="-0.427862352" calcext:value-type="float">
            <text:p>-0.427862352</text:p>
          </table:table-cell>
          <table:table-cell office:value-type="float" office:value="0.713931176" calcext:value-type="float">
            <text:p>0.713931176</text:p>
          </table:table-cell>
          <table:table-cell table:formula="of:=RANDBETWEEN(18;77)" office:value-type="float" office:value="68" calcext:value-type="float">
            <text:p>68</text:p>
          </table:table-cell>
          <table:table-cell table:formula="of:=RAND()" office:value-type="float" office:value="0.843346350709908" calcext:value-type="float">
            <text:p>0.84334635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80] &amp; &quot;-&quot; &amp;[.C80]" office:value-type="string" office:string-value="agent-8-9" calcext:value-type="string">
            <text:p>agent-8-9</text:p>
          </table:table-cell>
          <table:table-cell office:value-type="float" office:value="0" calcext:value-type="float">
            <text:p>0</text:p>
          </table:table-cell>
          <table:table-cell office:value-type="float" office:value="-0.176055271" calcext:value-type="float">
            <text:p>-0.176055271</text:p>
          </table:table-cell>
          <table:table-cell office:value-type="float" office:value="0.588027636" calcext:value-type="float">
            <text:p>0.588027636</text:p>
          </table:table-cell>
          <table:table-cell table:formula="of:=RANDBETWEEN(18;77)" office:value-type="float" office:value="60" calcext:value-type="float">
            <text:p>60</text:p>
          </table:table-cell>
          <table:table-cell table:formula="of:=RAND()" office:value-type="float" office:value="0.346128403325565" calcext:value-type="float">
            <text:p>0.34612840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81] &amp; &quot;-&quot; &amp;[.C81]" office:value-type="string" office:string-value="agent-8-10" calcext:value-type="string">
            <text:p>agent-8-10</text:p>
          </table:table-cell>
          <table:table-cell office:value-type="float" office:value="0" calcext:value-type="float">
            <text:p>0</text:p>
          </table:table-cell>
          <table:table-cell office:value-type="float" office:value="0.152456145" calcext:value-type="float">
            <text:p>0.152456145</text:p>
          </table:table-cell>
          <table:table-cell office:value-type="float" office:value="0.423771928" calcext:value-type="float">
            <text:p>0.423771928</text:p>
          </table:table-cell>
          <table:table-cell table:formula="of:=RANDBETWEEN(18;77)" office:value-type="float" office:value="25" calcext:value-type="float">
            <text:p>25</text:p>
          </table:table-cell>
          <table:table-cell table:formula="of:=RAND()" office:value-type="float" office:value="0.238118666107766" calcext:value-type="float">
            <text:p>0.23811866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82] &amp; &quot;-&quot; &amp;[.C82]" office:value-type="string" office:string-value="agent-9-1" calcext:value-type="string">
            <text:p>agent-9-1</text:p>
          </table:table-cell>
          <table:table-cell office:value-type="float" office:value="0" calcext:value-type="float">
            <text:p>0</text:p>
          </table:table-cell>
          <table:table-cell office:value-type="float" office:value="-0.331315769" calcext:value-type="float">
            <text:p>-0.331315769</text:p>
          </table:table-cell>
          <table:table-cell office:value-type="float" office:value="0.665657884" calcext:value-type="float">
            <text:p>0.665657884</text:p>
          </table:table-cell>
          <table:table-cell table:formula="of:=RANDBETWEEN(18;77)" office:value-type="float" office:value="66" calcext:value-type="float">
            <text:p>66</text:p>
          </table:table-cell>
          <table:table-cell table:formula="of:=RAND()" office:value-type="float" office:value="0.154485738021322" calcext:value-type="float">
            <text:p>0.1544857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83] &amp; &quot;-&quot; &amp;[.C83]" office:value-type="string" office:string-value="agent-9-2" calcext:value-type="string">
            <text:p>agent-9-2</text:p>
          </table:table-cell>
          <table:table-cell office:value-type="float" office:value="0" calcext:value-type="float">
            <text:p>0</text:p>
          </table:table-cell>
          <table:table-cell office:value-type="float" office:value="-0.622264703" calcext:value-type="float">
            <text:p>-0.622264703</text:p>
          </table:table-cell>
          <table:table-cell office:value-type="float" office:value="0.811132351" calcext:value-type="float">
            <text:p>0.811132351</text:p>
          </table:table-cell>
          <table:table-cell table:formula="of:=RANDBETWEEN(18;77)" office:value-type="float" office:value="33" calcext:value-type="float">
            <text:p>33</text:p>
          </table:table-cell>
          <table:table-cell table:formula="of:=RAND()" office:value-type="float" office:value="0.0325650005834177" calcext:value-type="float">
            <text:p>0.03256500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84] &amp; &quot;-&quot; &amp;[.C84]" office:value-type="string" office:string-value="agent-9-3" calcext:value-type="string">
            <text:p>agent-9-3</text:p>
          </table:table-cell>
          <table:table-cell office:value-type="float" office:value="0" calcext:value-type="float">
            <text:p>0</text:p>
          </table:table-cell>
          <table:table-cell office:value-type="float" office:value="-0.836065287" calcext:value-type="float">
            <text:p>-0.836065287</text:p>
          </table:table-cell>
          <table:table-cell office:value-type="float" office:value="0.918032643" calcext:value-type="float">
            <text:p>0.918032643</text:p>
          </table:table-cell>
          <table:table-cell table:formula="of:=RANDBETWEEN(18;77)" office:value-type="float" office:value="69" calcext:value-type="float">
            <text:p>69</text:p>
          </table:table-cell>
          <table:table-cell table:formula="of:=RAND()" office:value-type="float" office:value="0.81312449707184" calcext:value-type="float">
            <text:p>0.81312449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85] &amp; &quot;-&quot; &amp;[.C85]" office:value-type="string" office:string-value="agent-9-4" calcext:value-type="string">
            <text:p>agent-9-4</text:p>
          </table:table-cell>
          <table:table-cell office:value-type="float" office:value="0" calcext:value-type="float">
            <text:p>0</text:p>
          </table:table-cell>
          <table:table-cell office:value-type="float" office:value="-0.972318745" calcext:value-type="float">
            <text:p>-0.972318745</text:p>
          </table:table-cell>
          <table:table-cell office:value-type="float" office:value="0.986159373" calcext:value-type="float">
            <text:p>0.986159373</text:p>
          </table:table-cell>
          <table:table-cell table:formula="of:=RANDBETWEEN(18;77)" office:value-type="float" office:value="46" calcext:value-type="float">
            <text:p>46</text:p>
          </table:table-cell>
          <table:table-cell table:formula="of:=RAND()" office:value-type="float" office:value="0.607709835632704" calcext:value-type="float">
            <text:p>0.60770983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86] &amp; &quot;-&quot; &amp;[.C86]" office:value-type="string" office:string-value="agent-9-5" calcext:value-type="string">
            <text:p>agent-9-5</text:p>
          </table:table-cell>
          <table:table-cell office:value-type="float" office:value="0" calcext:value-type="float">
            <text:p>0</text:p>
          </table:table-cell>
          <table:table-cell office:value-type="float" office:value="-1.030770676" calcext:value-type="float">
            <text:p>-1.030770676</text:p>
          </table:table-cell>
          <table:table-cell office:value-type="float" office:value="1.015385338" calcext:value-type="float">
            <text:p>1.015385338</text:p>
          </table:table-cell>
          <table:table-cell table:formula="of:=RANDBETWEEN(18;77)" office:value-type="float" office:value="37" calcext:value-type="float">
            <text:p>37</text:p>
          </table:table-cell>
          <table:table-cell table:formula="of:=RAND()" office:value-type="float" office:value="0.23262190411333" calcext:value-type="float">
            <text:p>0.23262190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87] &amp; &quot;-&quot; &amp;[.C87]" office:value-type="string" office:string-value="agent-9-6" calcext:value-type="string">
            <text:p>agent-9-6</text:p>
          </table:table-cell>
          <table:table-cell office:value-type="float" office:value="0" calcext:value-type="float">
            <text:p>0</text:p>
          </table:table-cell>
          <table:table-cell office:value-type="float" office:value="-1.011311842" calcext:value-type="float">
            <text:p>-1.011311842</text:p>
          </table:table-cell>
          <table:table-cell office:value-type="float" office:value="1.005655921" calcext:value-type="float">
            <text:p>1.005655921</text:p>
          </table:table-cell>
          <table:table-cell table:formula="of:=RANDBETWEEN(18;77)" office:value-type="float" office:value="36" calcext:value-type="float">
            <text:p>36</text:p>
          </table:table-cell>
          <table:table-cell table:formula="of:=RAND()" office:value-type="float" office:value="0.17221403203439" calcext:value-type="float">
            <text:p>0.1722140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88] &amp; &quot;-&quot; &amp;[.C88]" office:value-type="string" office:string-value="agent-9-7" calcext:value-type="string">
            <text:p>agent-9-7</text:p>
          </table:table-cell>
          <table:table-cell office:value-type="float" office:value="0" calcext:value-type="float">
            <text:p>0</text:p>
          </table:table-cell>
          <table:table-cell office:value-type="float" office:value="-0.91397851" calcext:value-type="float">
            <text:p>-0.91397851</text:p>
          </table:table-cell>
          <table:table-cell office:value-type="float" office:value="0.956989255" calcext:value-type="float">
            <text:p>0.956989255</text:p>
          </table:table-cell>
          <table:table-cell table:formula="of:=RANDBETWEEN(18;77)" office:value-type="float" office:value="52" calcext:value-type="float">
            <text:p>52</text:p>
          </table:table-cell>
          <table:table-cell table:formula="of:=RAND()" office:value-type="float" office:value="0.210256457910873" calcext:value-type="float">
            <text:p>0.21025645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89] &amp; &quot;-&quot; &amp;[.C89]" office:value-type="string" office:string-value="agent-9-8" calcext:value-type="string">
            <text:p>agent-9-8</text:p>
          </table:table-cell>
          <table:table-cell office:value-type="float" office:value="0" calcext:value-type="float">
            <text:p>0</text:p>
          </table:table-cell>
          <table:table-cell office:value-type="float" office:value="-0.73895234" calcext:value-type="float">
            <text:p>-0.73895234</text:p>
          </table:table-cell>
          <table:table-cell office:value-type="float" office:value="0.86947617" calcext:value-type="float">
            <text:p>0.86947617</text:p>
          </table:table-cell>
          <table:table-cell table:formula="of:=RANDBETWEEN(18;77)" office:value-type="float" office:value="55" calcext:value-type="float">
            <text:p>55</text:p>
          </table:table-cell>
          <table:table-cell table:formula="of:=RAND()" office:value-type="float" office:value="0.53678342688363" calcext:value-type="float">
            <text:p>0.53678342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90] &amp; &quot;-&quot; &amp;[.C90]" office:value-type="string" office:string-value="agent-9-9" calcext:value-type="string">
            <text:p>agent-9-9</text:p>
          </table:table-cell>
          <table:table-cell office:value-type="float" office:value="0" calcext:value-type="float">
            <text:p>0</text:p>
          </table:table-cell>
          <table:table-cell office:value-type="float" office:value="-0.486559818" calcext:value-type="float">
            <text:p>-0.486559818</text:p>
          </table:table-cell>
          <table:table-cell office:value-type="float" office:value="0.743279909" calcext:value-type="float">
            <text:p>0.743279909</text:p>
          </table:table-cell>
          <table:table-cell table:formula="of:=RANDBETWEEN(18;77)" office:value-type="float" office:value="59" calcext:value-type="float">
            <text:p>59</text:p>
          </table:table-cell>
          <table:table-cell table:formula="of:=RAND()" office:value-type="float" office:value="0.739321502740495" calcext:value-type="float">
            <text:p>0.73932150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91] &amp; &quot;-&quot; &amp;[.C91]" office:value-type="string" office:string-value="agent-9-10" calcext:value-type="string">
            <text:p>agent-9-10</text:p>
          </table:table-cell>
          <table:table-cell office:value-type="float" office:value="0" calcext:value-type="float">
            <text:p>0</text:p>
          </table:table-cell>
          <table:table-cell office:value-type="float" office:value="-0.157271244" calcext:value-type="float">
            <text:p>-0.157271244</text:p>
          </table:table-cell>
          <table:table-cell office:value-type="float" office:value="0.578635622" calcext:value-type="float">
            <text:p>0.578635622</text:p>
          </table:table-cell>
          <table:table-cell table:formula="of:=RANDBETWEEN(18;77)" office:value-type="float" office:value="53" calcext:value-type="float">
            <text:p>53</text:p>
          </table:table-cell>
          <table:table-cell table:formula="of:=RAND()" office:value-type="float" office:value="0.160083640716039" calcext:value-type="float">
            <text:p>0.16008364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92] &amp; &quot;-&quot; &amp;[.C92]" office:value-type="string" office:string-value="agent-10-1" calcext:value-type="string">
            <text:p>agent-10-1</text:p>
          </table:table-cell>
          <table:table-cell office:value-type="float" office:value="0" calcext:value-type="float">
            <text:p>0</text:p>
          </table:table-cell>
          <table:table-cell office:value-type="float" office:value="-0.02154197" calcext:value-type="float">
            <text:p>-0.02154197</text:p>
          </table:table-cell>
          <table:table-cell office:value-type="float" office:value="0.510770985" calcext:value-type="float">
            <text:p>0.510770985</text:p>
          </table:table-cell>
          <table:table-cell table:formula="of:=RANDBETWEEN(18;77)" office:value-type="float" office:value="69" calcext:value-type="float">
            <text:p>69</text:p>
          </table:table-cell>
          <table:table-cell table:formula="of:=RAND()" office:value-type="float" office:value="0.402620758279227" calcext:value-type="float">
            <text:p>0.40262075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93] &amp; &quot;-&quot; &amp;[.C93]" office:value-type="string" office:string-value="agent-10-2" calcext:value-type="string">
            <text:p>agent-10-2</text:p>
          </table:table-cell>
          <table:table-cell office:value-type="float" office:value="0" calcext:value-type="float">
            <text:p>0</text:p>
          </table:table-cell>
          <table:table-cell office:value-type="float" office:value="-0.311723975" calcext:value-type="float">
            <text:p>-0.311723975</text:p>
          </table:table-cell>
          <table:table-cell office:value-type="float" office:value="0.655861988" calcext:value-type="float">
            <text:p>0.655861988</text:p>
          </table:table-cell>
          <table:table-cell table:formula="of:=RANDBETWEEN(18;77)" office:value-type="float" office:value="24" calcext:value-type="float">
            <text:p>24</text:p>
          </table:table-cell>
          <table:table-cell table:formula="of:=RAND()" office:value-type="float" office:value="0.0450974114937708" calcext:value-type="float">
            <text:p>0.04509741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94] &amp; &quot;-&quot; &amp;[.C94]" office:value-type="string" office:string-value="agent-10-3" calcext:value-type="string">
            <text:p>agent-10-3</text:p>
          </table:table-cell>
          <table:table-cell office:value-type="float" office:value="0" calcext:value-type="float">
            <text:p>0</text:p>
          </table:table-cell>
          <table:table-cell office:value-type="float" office:value="-0.52494941" calcext:value-type="float">
            <text:p>-0.52494941</text:p>
          </table:table-cell>
          <table:table-cell office:value-type="float" office:value="0.762474705" calcext:value-type="float">
            <text:p>0.762474705</text:p>
          </table:table-cell>
          <table:table-cell table:formula="of:=RANDBETWEEN(18;77)" office:value-type="float" office:value="33" calcext:value-type="float">
            <text:p>33</text:p>
          </table:table-cell>
          <table:table-cell table:formula="of:=RAND()" office:value-type="float" office:value="0.35277342714835" calcext:value-type="float">
            <text:p>0.35277342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95] &amp; &quot;-&quot; &amp;[.C95]" office:value-type="string" office:string-value="agent-10-4" calcext:value-type="string">
            <text:p>agent-10-4</text:p>
          </table:table-cell>
          <table:table-cell office:value-type="float" office:value="0" calcext:value-type="float">
            <text:p>0</text:p>
          </table:table-cell>
          <table:table-cell office:value-type="float" office:value="-0.660820571" calcext:value-type="float">
            <text:p>-0.660820571</text:p>
          </table:table-cell>
          <table:table-cell office:value-type="float" office:value="0.830410286" calcext:value-type="float">
            <text:p>0.830410286</text:p>
          </table:table-cell>
          <table:table-cell table:formula="of:=RANDBETWEEN(18;77)" office:value-type="float" office:value="61" calcext:value-type="float">
            <text:p>61</text:p>
          </table:table-cell>
          <table:table-cell table:formula="of:=RAND()" office:value-type="float" office:value="0.821530988090672" calcext:value-type="float">
            <text:p>0.82153098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96] &amp; &quot;-&quot; &amp;[.C96]" office:value-type="string" office:string-value="agent-10-5" calcext:value-type="string">
            <text:p>agent-10-5</text:p>
          </table:table-cell>
          <table:table-cell office:value-type="float" office:value="0" calcext:value-type="float">
            <text:p>0</text:p>
          </table:table-cell>
          <table:table-cell office:value-type="float" office:value="-0.719083771" calcext:value-type="float">
            <text:p>-0.719083771</text:p>
          </table:table-cell>
          <table:table-cell office:value-type="float" office:value="0.859541885" calcext:value-type="float">
            <text:p>0.859541885</text:p>
          </table:table-cell>
          <table:table-cell table:formula="of:=RANDBETWEEN(18;77)" office:value-type="float" office:value="19" calcext:value-type="float">
            <text:p>19</text:p>
          </table:table-cell>
          <table:table-cell table:formula="of:=RAND()" office:value-type="float" office:value="0.0365930841071531" calcext:value-type="float">
            <text:p>0.03659308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97] &amp; &quot;-&quot; &amp;[.C97]" office:value-type="string" office:string-value="agent-10-6" calcext:value-type="string">
            <text:p>agent-10-6</text:p>
          </table:table-cell>
          <table:table-cell office:value-type="float" office:value="0" calcext:value-type="float">
            <text:p>0</text:p>
          </table:table-cell>
          <table:table-cell office:value-type="float" office:value="-0.699630123" calcext:value-type="float">
            <text:p>-0.699630123</text:p>
          </table:table-cell>
          <table:table-cell office:value-type="float" office:value="0.849815062" calcext:value-type="float">
            <text:p>0.849815062</text:p>
          </table:table-cell>
          <table:table-cell table:formula="of:=RANDBETWEEN(18;77)" office:value-type="float" office:value="27" calcext:value-type="float">
            <text:p>27</text:p>
          </table:table-cell>
          <table:table-cell table:formula="of:=RAND()" office:value-type="float" office:value="0.726748296874575" calcext:value-type="float">
            <text:p>0.72674829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98] &amp; &quot;-&quot; &amp;[.C98]" office:value-type="string" office:string-value="agent-10-7" calcext:value-type="string">
            <text:p>agent-10-7</text:p>
          </table:table-cell>
          <table:table-cell office:value-type="float" office:value="0" calcext:value-type="float">
            <text:p>0</text:p>
          </table:table-cell>
          <table:table-cell office:value-type="float" office:value="-0.602495887" calcext:value-type="float">
            <text:p>-0.602495887</text:p>
          </table:table-cell>
          <table:table-cell office:value-type="float" office:value="0.801247944" calcext:value-type="float">
            <text:p>0.801247944</text:p>
          </table:table-cell>
          <table:table-cell table:formula="of:=RANDBETWEEN(18;77)" office:value-type="float" office:value="26" calcext:value-type="float">
            <text:p>26</text:p>
          </table:table-cell>
          <table:table-cell table:formula="of:=RAND()" office:value-type="float" office:value="0.308639544877224" calcext:value-type="float">
            <text:p>0.30863954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99] &amp; &quot;-&quot; &amp;[.C99]" office:value-type="string" office:string-value="agent-10-8" calcext:value-type="string">
            <text:p>agent-10-8</text:p>
          </table:table-cell>
          <table:table-cell office:value-type="float" office:value="0" calcext:value-type="float">
            <text:p>0</text:p>
          </table:table-cell>
          <table:table-cell office:value-type="float" office:value="-0.427862352" calcext:value-type="float">
            <text:p>-0.427862352</text:p>
          </table:table-cell>
          <table:table-cell office:value-type="float" office:value="0.713931176" calcext:value-type="float">
            <text:p>0.713931176</text:p>
          </table:table-cell>
          <table:table-cell table:formula="of:=RANDBETWEEN(18;77)" office:value-type="float" office:value="22" calcext:value-type="float">
            <text:p>22</text:p>
          </table:table-cell>
          <table:table-cell table:formula="of:=RAND()" office:value-type="float" office:value="0.598485608468764" calcext:value-type="float">
            <text:p>0.59848560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00] &amp; &quot;-&quot; &amp;[.C100]" office:value-type="string" office:string-value="agent-10-9" calcext:value-type="string">
            <text:p>agent-10-9</text:p>
          </table:table-cell>
          <table:table-cell office:value-type="float" office:value="0" calcext:value-type="float">
            <text:p>0</text:p>
          </table:table-cell>
          <table:table-cell office:value-type="float" office:value="-0.176055271" calcext:value-type="float">
            <text:p>-0.176055271</text:p>
          </table:table-cell>
          <table:table-cell office:value-type="float" office:value="0.588027636" calcext:value-type="float">
            <text:p>0.588027636</text:p>
          </table:table-cell>
          <table:table-cell table:formula="of:=RANDBETWEEN(18;77)" office:value-type="float" office:value="52" calcext:value-type="float">
            <text:p>52</text:p>
          </table:table-cell>
          <table:table-cell table:formula="of:=RAND()" office:value-type="float" office:value="0.893826403073035" calcext:value-type="float">
            <text:p>0.89382640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01] &amp; &quot;-&quot; &amp;[.C101]" office:value-type="string" office:string-value="agent-10-10" calcext:value-type="string">
            <text:p>agent-10-10</text:p>
          </table:table-cell>
          <table:table-cell office:value-type="float" office:value="0" calcext:value-type="float">
            <text:p>0</text:p>
          </table:table-cell>
          <table:table-cell office:value-type="float" office:value="0.152456145" calcext:value-type="float">
            <text:p>0.152456145</text:p>
          </table:table-cell>
          <table:table-cell office:value-type="float" office:value="0.423771928" calcext:value-type="float">
            <text:p>0.423771928</text:p>
          </table:table-cell>
          <table:table-cell table:formula="of:=RANDBETWEEN(18;77)" office:value-type="float" office:value="77" calcext:value-type="float">
            <text:p>77</text:p>
          </table:table-cell>
          <table:table-cell table:formula="of:=RAND()" office:value-type="float" office:value="0.136731866863556" calcext:value-type="float">
            <text:p>0.13673186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02] &amp; &quot;-&quot; &amp;[.C102]" office:value-type="string" office:string-value="agent-11-1" calcext:value-type="string">
            <text:p>agent-11-1</text:p>
          </table:table-cell>
          <table:table-cell office:value-type="float" office:value="0" calcext:value-type="float">
            <text:p>0</text:p>
          </table:table-cell>
          <table:table-cell office:value-type="float" office:value="-1.203108753" calcext:value-type="float">
            <text:p>-1.203108753</text:p>
          </table:table-cell>
          <table:table-cell office:value-type="float" office:value="1.101554376" calcext:value-type="float">
            <text:p>1.101554376</text:p>
          </table:table-cell>
          <table:table-cell table:formula="of:=RANDBETWEEN(18;77)" office:value-type="float" office:value="34" calcext:value-type="float">
            <text:p>34</text:p>
          </table:table-cell>
          <table:table-cell table:formula="of:=RAND()" office:value-type="float" office:value="0.187153891543858" calcext:value-type="float">
            <text:p>0.18715389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03] &amp; &quot;-&quot; &amp;[.C103]" office:value-type="string" office:string-value="agent-11-2" calcext:value-type="string">
            <text:p>agent-11-2</text:p>
          </table:table-cell>
          <table:table-cell office:value-type="float" office:value="0" calcext:value-type="float">
            <text:p>0</text:p>
          </table:table-cell>
          <table:table-cell office:value-type="float" office:value="-1.202918175" calcext:value-type="float">
            <text:p>-1.202918175</text:p>
          </table:table-cell>
          <table:table-cell office:value-type="float" office:value="1.101459087" calcext:value-type="float">
            <text:p>1.101459087</text:p>
          </table:table-cell>
          <table:table-cell table:formula="of:=RANDBETWEEN(18;77)" office:value-type="float" office:value="48" calcext:value-type="float">
            <text:p>48</text:p>
          </table:table-cell>
          <table:table-cell table:formula="of:=RAND()" office:value-type="float" office:value="0.669744534534402" calcext:value-type="float">
            <text:p>0.66974453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04] &amp; &quot;-&quot; &amp;[.C104]" office:value-type="string" office:string-value="agent-11-3" calcext:value-type="string">
            <text:p>agent-11-3</text:p>
          </table:table-cell>
          <table:table-cell office:value-type="float" office:value="0" calcext:value-type="float">
            <text:p>0</text:p>
          </table:table-cell>
          <table:table-cell office:value-type="float" office:value="-1.152966502" calcext:value-type="float">
            <text:p>-1.152966502</text:p>
          </table:table-cell>
          <table:table-cell office:value-type="float" office:value="1.076483251" calcext:value-type="float">
            <text:p>1.076483251</text:p>
          </table:table-cell>
          <table:table-cell table:formula="of:=RANDBETWEEN(18;77)" office:value-type="float" office:value="22" calcext:value-type="float">
            <text:p>22</text:p>
          </table:table-cell>
          <table:table-cell table:formula="of:=RAND()" office:value-type="float" office:value="0.0993294274667278" calcext:value-type="float">
            <text:p>0.09932942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05] &amp; &quot;-&quot; &amp;[.C105]" office:value-type="string" office:string-value="agent-11-4" calcext:value-type="string">
            <text:p>agent-11-4</text:p>
          </table:table-cell>
          <table:table-cell office:value-type="float" office:value="0" calcext:value-type="float">
            <text:p>0</text:p>
          </table:table-cell>
          <table:table-cell office:value-type="float" office:value="-1.05334733" calcext:value-type="float">
            <text:p>-1.05334733</text:p>
          </table:table-cell>
          <table:table-cell office:value-type="float" office:value="1.026673665" calcext:value-type="float">
            <text:p>1.026673665</text:p>
          </table:table-cell>
          <table:table-cell table:formula="of:=RANDBETWEEN(18;77)" office:value-type="float" office:value="55" calcext:value-type="float">
            <text:p>55</text:p>
          </table:table-cell>
          <table:table-cell table:formula="of:=RAND()" office:value-type="float" office:value="0.866801841999404" calcext:value-type="float">
            <text:p>0.8668018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06] &amp; &quot;-&quot; &amp;[.C106]" office:value-type="string" office:string-value="agent-11-5" calcext:value-type="string">
            <text:p>agent-11-5</text:p>
          </table:table-cell>
          <table:table-cell office:value-type="float" office:value="0" calcext:value-type="float">
            <text:p>0</text:p>
          </table:table-cell>
          <table:table-cell office:value-type="float" office:value="-0.904247201" calcext:value-type="float">
            <text:p>-0.904247201</text:p>
          </table:table-cell>
          <table:table-cell office:value-type="float" office:value="0.952123601" calcext:value-type="float">
            <text:p>0.952123601</text:p>
          </table:table-cell>
          <table:table-cell table:formula="of:=RANDBETWEEN(18;77)" office:value-type="float" office:value="18" calcext:value-type="float">
            <text:p>18</text:p>
          </table:table-cell>
          <table:table-cell table:formula="of:=RAND()" office:value-type="float" office:value="0.193385740625672" calcext:value-type="float">
            <text:p>0.19338574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07] &amp; &quot;-&quot; &amp;[.C107]" office:value-type="string" office:string-value="agent-11-6" calcext:value-type="string">
            <text:p>agent-11-6</text:p>
          </table:table-cell>
          <table:table-cell office:value-type="float" office:value="0" calcext:value-type="float">
            <text:p>0</text:p>
          </table:table-cell>
          <table:table-cell office:value-type="float" office:value="-0.705945023" calcext:value-type="float">
            <text:p>-0.705945023</text:p>
          </table:table-cell>
          <table:table-cell office:value-type="float" office:value="0.852972511" calcext:value-type="float">
            <text:p>0.852972511</text:p>
          </table:table-cell>
          <table:table-cell table:formula="of:=RANDBETWEEN(18;77)" office:value-type="float" office:value="35" calcext:value-type="float">
            <text:p>35</text:p>
          </table:table-cell>
          <table:table-cell table:formula="of:=RAND()" office:value-type="float" office:value="0.524329531588592" calcext:value-type="float">
            <text:p>0.5243295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08] &amp; &quot;-&quot; &amp;[.C108]" office:value-type="string" office:string-value="agent-11-7" calcext:value-type="string">
            <text:p>agent-11-7</text:p>
          </table:table-cell>
          <table:table-cell office:value-type="float" office:value="0" calcext:value-type="float">
            <text:p>0</text:p>
          </table:table-cell>
          <table:table-cell office:value-type="float" office:value="-0.458811196" calcext:value-type="float">
            <text:p>-0.458811196</text:p>
          </table:table-cell>
          <table:table-cell office:value-type="float" office:value="0.729405598" calcext:value-type="float">
            <text:p>0.729405598</text:p>
          </table:table-cell>
          <table:table-cell table:formula="of:=RANDBETWEEN(18;77)" office:value-type="float" office:value="53" calcext:value-type="float">
            <text:p>53</text:p>
          </table:table-cell>
          <table:table-cell table:formula="of:=RAND()" office:value-type="float" office:value="0.0542702678358182" calcext:value-type="float">
            <text:p>0.05427026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09] &amp; &quot;-&quot; &amp;[.C109]" office:value-type="string" office:string-value="agent-11-8" calcext:value-type="string">
            <text:p>agent-11-8</text:p>
          </table:table-cell>
          <table:table-cell office:value-type="float" office:value="0" calcext:value-type="float">
            <text:p>0</text:p>
          </table:table-cell>
          <table:table-cell office:value-type="float" office:value="-0.163306465" calcext:value-type="float">
            <text:p>-0.163306465</text:p>
          </table:table-cell>
          <table:table-cell office:value-type="float" office:value="0.581653233" calcext:value-type="float">
            <text:p>0.581653233</text:p>
          </table:table-cell>
          <table:table-cell table:formula="of:=RANDBETWEEN(18;77)" office:value-type="float" office:value="74" calcext:value-type="float">
            <text:p>74</text:p>
          </table:table-cell>
          <table:table-cell table:formula="of:=RAND()" office:value-type="float" office:value="0.834436382050626" calcext:value-type="float">
            <text:p>0.83443638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10] &amp; &quot;-&quot; &amp;[.C110]" office:value-type="string" office:string-value="agent-11-9" calcext:value-type="string">
            <text:p>agent-11-9</text:p>
          </table:table-cell>
          <table:table-cell office:value-type="float" office:value="0" calcext:value-type="float">
            <text:p>0</text:p>
          </table:table-cell>
          <table:table-cell office:value-type="float" office:value="0.180019515" calcext:value-type="float">
            <text:p>0.180019515</text:p>
          </table:table-cell>
          <table:table-cell office:value-type="float" office:value="0.409990243" calcext:value-type="float">
            <text:p>0.409990243</text:p>
          </table:table-cell>
          <table:table-cell table:formula="of:=RANDBETWEEN(18;77)" office:value-type="float" office:value="38" calcext:value-type="float">
            <text:p>38</text:p>
          </table:table-cell>
          <table:table-cell table:formula="of:=RAND()" office:value-type="float" office:value="0.279043773072772" calcext:value-type="float">
            <text:p>0.27904377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11] &amp; &quot;-&quot; &amp;[.C111]" office:value-type="string" office:string-value="agent-11-10" calcext:value-type="string">
            <text:p>agent-11-10</text:p>
          </table:table-cell>
          <table:table-cell office:value-type="float" office:value="0.141059764" calcext:value-type="float">
            <text:p>0.141059764</text:p>
          </table:table-cell>
          <table:table-cell office:value-type="float" office:value="0.570529882" calcext:value-type="float">
            <text:p>0.570529882</text:p>
          </table:table-cell>
          <table:table-cell office:value-type="float" office:value="0.214735059" calcext:value-type="float">
            <text:p>0.214735059</text:p>
          </table:table-cell>
          <table:table-cell table:formula="of:=RANDBETWEEN(18;77)" office:value-type="float" office:value="74" calcext:value-type="float">
            <text:p>74</text:p>
          </table:table-cell>
          <table:table-cell table:formula="of:=RAND()" office:value-type="float" office:value="0.0925238268682733" calcext:value-type="float">
            <text:p>0.09252382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12] &amp; &quot;-&quot; &amp;[.C112]" office:value-type="string" office:string-value="agent-12-1" calcext:value-type="string">
            <text:p>agent-12-1</text:p>
          </table:table-cell>
          <table:table-cell office:value-type="float" office:value="0" calcext:value-type="float">
            <text:p>0</text:p>
          </table:table-cell>
          <table:table-cell office:value-type="float" office:value="-1.351429956" calcext:value-type="float">
            <text:p>-1.351429956</text:p>
          </table:table-cell>
          <table:table-cell office:value-type="float" office:value="1.175714978" calcext:value-type="float">
            <text:p>1.175714978</text:p>
          </table:table-cell>
          <table:table-cell table:formula="of:=RANDBETWEEN(18;77)" office:value-type="float" office:value="58" calcext:value-type="float">
            <text:p>58</text:p>
          </table:table-cell>
          <table:table-cell table:formula="of:=RAND()" office:value-type="float" office:value="0.847081918385811" calcext:value-type="float">
            <text:p>0.84708191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13] &amp; &quot;-&quot; &amp;[.C113]" office:value-type="string" office:string-value="agent-12-2" calcext:value-type="string">
            <text:p>agent-12-2</text:p>
          </table:table-cell>
          <table:table-cell office:value-type="float" office:value="0" calcext:value-type="float">
            <text:p>0</text:p>
          </table:table-cell>
          <table:table-cell office:value-type="float" office:value="-1.351293574" calcext:value-type="float">
            <text:p>-1.351293574</text:p>
          </table:table-cell>
          <table:table-cell office:value-type="float" office:value="1.175646787" calcext:value-type="float">
            <text:p>1.175646787</text:p>
          </table:table-cell>
          <table:table-cell table:formula="of:=RANDBETWEEN(18;77)" office:value-type="float" office:value="57" calcext:value-type="float">
            <text:p>57</text:p>
          </table:table-cell>
          <table:table-cell table:formula="of:=RAND()" office:value-type="float" office:value="0.506856974563561" calcext:value-type="float">
            <text:p>0.50685697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14] &amp; &quot;-&quot; &amp;[.C114]" office:value-type="string" office:string-value="agent-12-3" calcext:value-type="string">
            <text:p>agent-12-3</text:p>
          </table:table-cell>
          <table:table-cell office:value-type="float" office:value="0" calcext:value-type="float">
            <text:p>0</text:p>
          </table:table-cell>
          <table:table-cell office:value-type="float" office:value="-1.301303372" calcext:value-type="float">
            <text:p>-1.301303372</text:p>
          </table:table-cell>
          <table:table-cell office:value-type="float" office:value="1.150651686" calcext:value-type="float">
            <text:p>1.150651686</text:p>
          </table:table-cell>
          <table:table-cell table:formula="of:=RANDBETWEEN(18;77)" office:value-type="float" office:value="62" calcext:value-type="float">
            <text:p>62</text:p>
          </table:table-cell>
          <table:table-cell table:formula="of:=RAND()" office:value-type="float" office:value="0.418981745024212" calcext:value-type="float">
            <text:p>0.4189817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15] &amp; &quot;-&quot; &amp;[.C115]" office:value-type="string" office:string-value="agent-12-4" calcext:value-type="string">
            <text:p>agent-12-4</text:p>
          </table:table-cell>
          <table:table-cell office:value-type="float" office:value="0" calcext:value-type="float">
            <text:p>0</text:p>
          </table:table-cell>
          <table:table-cell office:value-type="float" office:value="-1.201553019" calcext:value-type="float">
            <text:p>-1.201553019</text:p>
          </table:table-cell>
          <table:table-cell office:value-type="float" office:value="1.100776509" calcext:value-type="float">
            <text:p>1.100776509</text:p>
          </table:table-cell>
          <table:table-cell table:formula="of:=RANDBETWEEN(18;77)" office:value-type="float" office:value="21" calcext:value-type="float">
            <text:p>21</text:p>
          </table:table-cell>
          <table:table-cell table:formula="of:=RAND()" office:value-type="float" office:value="0.723984575946815" calcext:value-type="float">
            <text:p>0.72398457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16] &amp; &quot;-&quot; &amp;[.C116]" office:value-type="string" office:string-value="agent-12-5" calcext:value-type="string">
            <text:p>agent-12-5</text:p>
          </table:table-cell>
          <table:table-cell office:value-type="float" office:value="0" calcext:value-type="float">
            <text:p>0</text:p>
          </table:table-cell>
          <table:table-cell office:value-type="float" office:value="-1.052229301" calcext:value-type="float">
            <text:p>-1.052229301</text:p>
          </table:table-cell>
          <table:table-cell office:value-type="float" office:value="1.026114651" calcext:value-type="float">
            <text:p>1.026114651</text:p>
          </table:table-cell>
          <table:table-cell table:formula="of:=RANDBETWEEN(18;77)" office:value-type="float" office:value="37" calcext:value-type="float">
            <text:p>37</text:p>
          </table:table-cell>
          <table:table-cell table:formula="of:=RAND()" office:value-type="float" office:value="0.682381037506275" calcext:value-type="float">
            <text:p>0.68238103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17] &amp; &quot;-&quot; &amp;[.C117]" office:value-type="string" office:string-value="agent-12-6" calcext:value-type="string">
            <text:p>agent-12-6</text:p>
          </table:table-cell>
          <table:table-cell office:value-type="float" office:value="0" calcext:value-type="float">
            <text:p>0</text:p>
          </table:table-cell>
          <table:table-cell office:value-type="float" office:value="-0.853611546" calcext:value-type="float">
            <text:p>-0.853611546</text:p>
          </table:table-cell>
          <table:table-cell office:value-type="float" office:value="0.926805773" calcext:value-type="float">
            <text:p>0.926805773</text:p>
          </table:table-cell>
          <table:table-cell table:formula="of:=RANDBETWEEN(18;77)" office:value-type="float" office:value="65" calcext:value-type="float">
            <text:p>65</text:p>
          </table:table-cell>
          <table:table-cell table:formula="of:=RAND()" office:value-type="float" office:value="0.149078581831418" calcext:value-type="float">
            <text:p>0.14907858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18] &amp; &quot;-&quot; &amp;[.C118]" office:value-type="string" office:string-value="agent-12-7" calcext:value-type="string">
            <text:p>agent-12-7</text:p>
          </table:table-cell>
          <table:table-cell office:value-type="float" office:value="0" calcext:value-type="float">
            <text:p>0</text:p>
          </table:table-cell>
          <table:table-cell office:value-type="float" office:value="-0.606070743" calcext:value-type="float">
            <text:p>-0.606070743</text:p>
          </table:table-cell>
          <table:table-cell office:value-type="float" office:value="0.803035372" calcext:value-type="float">
            <text:p>0.803035372</text:p>
          </table:table-cell>
          <table:table-cell table:formula="of:=RANDBETWEEN(18;77)" office:value-type="float" office:value="33" calcext:value-type="float">
            <text:p>33</text:p>
          </table:table-cell>
          <table:table-cell table:formula="of:=RAND()" office:value-type="float" office:value="0.158066731295548" calcext:value-type="float">
            <text:p>0.15806673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19] &amp; &quot;-&quot; &amp;[.C119]" office:value-type="string" office:string-value="agent-12-8" calcext:value-type="string">
            <text:p>agent-12-8</text:p>
          </table:table-cell>
          <table:table-cell office:value-type="float" office:value="0" calcext:value-type="float">
            <text:p>0</text:p>
          </table:table-cell>
          <table:table-cell office:value-type="float" office:value="-0.310068399" calcext:value-type="float">
            <text:p>-0.310068399</text:p>
          </table:table-cell>
          <table:table-cell office:value-type="float" office:value="0.655034199" calcext:value-type="float">
            <text:p>0.655034199</text:p>
          </table:table-cell>
          <table:table-cell table:formula="of:=RANDBETWEEN(18;77)" office:value-type="float" office:value="75" calcext:value-type="float">
            <text:p>75</text:p>
          </table:table-cell>
          <table:table-cell table:formula="of:=RAND()" office:value-type="float" office:value="0.0105410021496937" calcext:value-type="float">
            <text:p>0.01054100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20] &amp; &quot;-&quot; &amp;[.C120]" office:value-type="string" office:string-value="agent-12-9" calcext:value-type="string">
            <text:p>agent-12-9</text:p>
          </table:table-cell>
          <table:table-cell office:value-type="float" office:value="0" calcext:value-type="float">
            <text:p>0</text:p>
          </table:table-cell>
          <table:table-cell office:value-type="float" office:value="0.033844907" calcext:value-type="float">
            <text:p>0.033844907</text:p>
          </table:table-cell>
          <table:table-cell office:value-type="float" office:value="0.483077547" calcext:value-type="float">
            <text:p>0.483077547</text:p>
          </table:table-cell>
          <table:table-cell table:formula="of:=RANDBETWEEN(18;77)" office:value-type="float" office:value="32" calcext:value-type="float">
            <text:p>32</text:p>
          </table:table-cell>
          <table:table-cell table:formula="of:=RAND()" office:value-type="float" office:value="0.361308565246873" calcext:value-type="float">
            <text:p>0.36130856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21] &amp; &quot;-&quot; &amp;[.C121]" office:value-type="string" office:string-value="agent-12-10" calcext:value-type="string">
            <text:p>agent-12-10</text:p>
          </table:table-cell>
          <table:table-cell office:value-type="float" office:value="0" calcext:value-type="float">
            <text:p>0</text:p>
          </table:table-cell>
          <table:table-cell office:value-type="float" office:value="0.425031219" calcext:value-type="float">
            <text:p>0.425031219</text:p>
          </table:table-cell>
          <table:table-cell office:value-type="float" office:value="0.28748439" calcext:value-type="float">
            <text:p>0.28748439</text:p>
          </table:table-cell>
          <table:table-cell table:formula="of:=RANDBETWEEN(18;77)" office:value-type="float" office:value="37" calcext:value-type="float">
            <text:p>37</text:p>
          </table:table-cell>
          <table:table-cell table:formula="of:=RAND()" office:value-type="float" office:value="0.0166223823325709" calcext:value-type="float">
            <text:p>0.01662238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22] &amp; &quot;-&quot; &amp;[.C122]" office:value-type="string" office:string-value="agent-13-1" calcext:value-type="string">
            <text:p>agent-13-1</text:p>
          </table:table-cell>
          <table:table-cell office:value-type="float" office:value="0" calcext:value-type="float">
            <text:p>0</text:p>
          </table:table-cell>
          <table:table-cell office:value-type="float" office:value="-1.45045505" calcext:value-type="float">
            <text:p>-1.45045505</text:p>
          </table:table-cell>
          <table:table-cell office:value-type="float" office:value="1.225227525" calcext:value-type="float">
            <text:p>1.225227525</text:p>
          </table:table-cell>
          <table:table-cell table:formula="of:=RANDBETWEEN(18;77)" office:value-type="float" office:value="77" calcext:value-type="float">
            <text:p>77</text:p>
          </table:table-cell>
          <table:table-cell table:formula="of:=RAND()" office:value-type="float" office:value="0.463667352101766" calcext:value-type="float">
            <text:p>0.46366735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23] &amp; &quot;-&quot; &amp;[.C123]" office:value-type="string" office:string-value="agent-13-2" calcext:value-type="string">
            <text:p>agent-13-2</text:p>
          </table:table-cell>
          <table:table-cell office:value-type="float" office:value="0" calcext:value-type="float">
            <text:p>0</text:p>
          </table:table-cell>
          <table:table-cell office:value-type="float" office:value="-1.450373119" calcext:value-type="float">
            <text:p>-1.450373119</text:p>
          </table:table-cell>
          <table:table-cell office:value-type="float" office:value="1.225186559" calcext:value-type="float">
            <text:p>1.225186559</text:p>
          </table:table-cell>
          <table:table-cell table:formula="of:=RANDBETWEEN(18;77)" office:value-type="float" office:value="66" calcext:value-type="float">
            <text:p>66</text:p>
          </table:table-cell>
          <table:table-cell table:formula="of:=RAND()" office:value-type="float" office:value="0.232393505633809" calcext:value-type="float">
            <text:p>0.23239350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24] &amp; &quot;-&quot; &amp;[.C124]" office:value-type="string" office:string-value="agent-13-3" calcext:value-type="string">
            <text:p>agent-13-3</text:p>
          </table:table-cell>
          <table:table-cell office:value-type="float" office:value="0" calcext:value-type="float">
            <text:p>0</text:p>
          </table:table-cell>
          <table:table-cell office:value-type="float" office:value="-1.400375438" calcext:value-type="float">
            <text:p>-1.400375438</text:p>
          </table:table-cell>
          <table:table-cell office:value-type="float" office:value="1.200187719" calcext:value-type="float">
            <text:p>1.200187719</text:p>
          </table:table-cell>
          <table:table-cell table:formula="of:=RANDBETWEEN(18;77)" office:value-type="float" office:value="26" calcext:value-type="float">
            <text:p>26</text:p>
          </table:table-cell>
          <table:table-cell table:formula="of:=RAND()" office:value-type="float" office:value="0.623108561732806" calcext:value-type="float">
            <text:p>0.62310856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25] &amp; &quot;-&quot; &amp;[.C125]" office:value-type="string" office:string-value="agent-13-4" calcext:value-type="string">
            <text:p>agent-13-4</text:p>
          </table:table-cell>
          <table:table-cell office:value-type="float" office:value="0" calcext:value-type="float">
            <text:p>0</text:p>
          </table:table-cell>
          <table:table-cell office:value-type="float" office:value="-1.300555689" calcext:value-type="float">
            <text:p>-1.300555689</text:p>
          </table:table-cell>
          <table:table-cell office:value-type="float" office:value="1.150277845" calcext:value-type="float">
            <text:p>1.150277845</text:p>
          </table:table-cell>
          <table:table-cell table:formula="of:=RANDBETWEEN(18;77)" office:value-type="float" office:value="19" calcext:value-type="float">
            <text:p>19</text:p>
          </table:table-cell>
          <table:table-cell table:formula="of:=RAND()" office:value-type="float" office:value="0.981983881327324" calcext:value-type="float">
            <text:p>0.98198388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26] &amp; &quot;-&quot; &amp;[.C126]" office:value-type="string" office:string-value="agent-13-5" calcext:value-type="string">
            <text:p>agent-13-5</text:p>
          </table:table-cell>
          <table:table-cell office:value-type="float" office:value="0" calcext:value-type="float">
            <text:p>0</text:p>
          </table:table-cell>
          <table:table-cell office:value-type="float" office:value="-1.151100792" calcext:value-type="float">
            <text:p>-1.151100792</text:p>
          </table:table-cell>
          <table:table-cell office:value-type="float" office:value="1.075550396" calcext:value-type="float">
            <text:p>1.075550396</text:p>
          </table:table-cell>
          <table:table-cell table:formula="of:=RANDBETWEEN(18;77)" office:value-type="float" office:value="57" calcext:value-type="float">
            <text:p>57</text:p>
          </table:table-cell>
          <table:table-cell table:formula="of:=RAND()" office:value-type="float" office:value="0.820335741504096" calcext:value-type="float">
            <text:p>0.82033574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27] &amp; &quot;-&quot; &amp;[.C127]" office:value-type="string" office:string-value="agent-13-6" calcext:value-type="string">
            <text:p>agent-13-6</text:p>
          </table:table-cell>
          <table:table-cell office:value-type="float" office:value="0" calcext:value-type="float">
            <text:p>0</text:p>
          </table:table-cell>
          <table:table-cell office:value-type="float" office:value="-0.952290316" calcext:value-type="float">
            <text:p>-0.952290316</text:p>
          </table:table-cell>
          <table:table-cell office:value-type="float" office:value="0.976145158" calcext:value-type="float">
            <text:p>0.976145158</text:p>
          </table:table-cell>
          <table:table-cell table:formula="of:=RANDBETWEEN(18;77)" office:value-type="float" office:value="68" calcext:value-type="float">
            <text:p>68</text:p>
          </table:table-cell>
          <table:table-cell table:formula="of:=RAND()" office:value-type="float" office:value="0.0363973850617185" calcext:value-type="float">
            <text:p>0.03639738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28] &amp; &quot;-&quot; &amp;[.C128]" office:value-type="string" office:string-value="agent-13-7" calcext:value-type="string">
            <text:p>agent-13-7</text:p>
          </table:table-cell>
          <table:table-cell office:value-type="float" office:value="0" calcext:value-type="float">
            <text:p>0</text:p>
          </table:table-cell>
          <table:table-cell office:value-type="float" office:value="-0.704495614" calcext:value-type="float">
            <text:p>-0.704495614</text:p>
          </table:table-cell>
          <table:table-cell office:value-type="float" office:value="0.852247807" calcext:value-type="float">
            <text:p>0.852247807</text:p>
          </table:table-cell>
          <table:table-cell table:formula="of:=RANDBETWEEN(18;77)" office:value-type="float" office:value="57" calcext:value-type="float">
            <text:p>57</text:p>
          </table:table-cell>
          <table:table-cell table:formula="of:=RAND()" office:value-type="float" office:value="0.0944338919362053" calcext:value-type="float">
            <text:p>0.09443389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29] &amp; &quot;-&quot; &amp;[.C129]" office:value-type="string" office:string-value="agent-13-8" calcext:value-type="string">
            <text:p>agent-13-8</text:p>
          </table:table-cell>
          <table:table-cell office:value-type="float" office:value="0" calcext:value-type="float">
            <text:p>0</text:p>
          </table:table-cell>
          <table:table-cell office:value-type="float" office:value="-0.408178666" calcext:value-type="float">
            <text:p>-0.408178666</text:p>
          </table:table-cell>
          <table:table-cell office:value-type="float" office:value="0.704089333" calcext:value-type="float">
            <text:p>0.704089333</text:p>
          </table:table-cell>
          <table:table-cell table:formula="of:=RANDBETWEEN(18;77)" office:value-type="float" office:value="28" calcext:value-type="float">
            <text:p>28</text:p>
          </table:table-cell>
          <table:table-cell table:formula="of:=RAND()" office:value-type="float" office:value="0.217773964744993" calcext:value-type="float">
            <text:p>0.21777396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30] &amp; &quot;-&quot; &amp;[.C130]" office:value-type="string" office:string-value="agent-13-9" calcext:value-type="string">
            <text:p>agent-13-9</text:p>
          </table:table-cell>
          <table:table-cell office:value-type="float" office:value="0" calcext:value-type="float">
            <text:p>0</text:p>
          </table:table-cell>
          <table:table-cell office:value-type="float" office:value="-0.063890638" calcext:value-type="float">
            <text:p>-0.063890638</text:p>
          </table:table-cell>
          <table:table-cell office:value-type="float" office:value="0.531945319" calcext:value-type="float">
            <text:p>0.531945319</text:p>
          </table:table-cell>
          <table:table-cell table:formula="of:=RANDBETWEEN(18;77)" office:value-type="float" office:value="39" calcext:value-type="float">
            <text:p>39</text:p>
          </table:table-cell>
          <table:table-cell table:formula="of:=RAND()" office:value-type="float" office:value="0.279437646153383" calcext:value-type="float">
            <text:p>0.27943764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31] &amp; &quot;-&quot; &amp;[.C131]" office:value-type="string" office:string-value="agent-13-10" calcext:value-type="string">
            <text:p>agent-13-10</text:p>
          </table:table-cell>
          <table:table-cell office:value-type="float" office:value="0" calcext:value-type="float">
            <text:p>0</text:p>
          </table:table-cell>
          <table:table-cell office:value-type="float" office:value="0.327729817" calcext:value-type="float">
            <text:p>0.327729817</text:p>
          </table:table-cell>
          <table:table-cell office:value-type="float" office:value="0.336135091" calcext:value-type="float">
            <text:p>0.336135091</text:p>
          </table:table-cell>
          <table:table-cell table:formula="of:=RANDBETWEEN(18;77)" office:value-type="float" office:value="67" calcext:value-type="float">
            <text:p>67</text:p>
          </table:table-cell>
          <table:table-cell table:formula="of:=RAND()" office:value-type="float" office:value="0.73521277483087" calcext:value-type="float">
            <text:p>0.73521277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32] &amp; &quot;-&quot; &amp;[.C132]" office:value-type="string" office:string-value="agent-14-1" calcext:value-type="string">
            <text:p>agent-14-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1.25" calcext:value-type="float">
            <text:p>1.25</text:p>
          </table:table-cell>
          <table:table-cell table:formula="of:=RANDBETWEEN(18;77)" office:value-type="float" office:value="56" calcext:value-type="float">
            <text:p>56</text:p>
          </table:table-cell>
          <table:table-cell table:formula="of:=RAND()" office:value-type="float" office:value="0.252011553500779" calcext:value-type="float">
            <text:p>0.25201155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33] &amp; &quot;-&quot; &amp;[.C133]" office:value-type="string" office:string-value="agent-14-2" calcext:value-type="string">
            <text:p>agent-14-2</text:p>
          </table:table-cell>
          <table:table-cell office:value-type="float" office:value="0" calcext:value-type="float">
            <text:p>0</text:p>
          </table:table-cell>
          <table:table-cell office:value-type="float" office:value="-1.499972673" calcext:value-type="float">
            <text:p>-1.499972673</text:p>
          </table:table-cell>
          <table:table-cell office:value-type="float" office:value="1.249986336" calcext:value-type="float">
            <text:p>1.249986336</text:p>
          </table:table-cell>
          <table:table-cell table:formula="of:=RANDBETWEEN(18;77)" office:value-type="float" office:value="71" calcext:value-type="float">
            <text:p>71</text:p>
          </table:table-cell>
          <table:table-cell table:formula="of:=RAND()" office:value-type="float" office:value="0.423020485206507" calcext:value-type="float">
            <text:p>0.42302048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34] &amp; &quot;-&quot; &amp;[.C134]" office:value-type="string" office:string-value="agent-14-3" calcext:value-type="string">
            <text:p>agent-14-3</text:p>
          </table:table-cell>
          <table:table-cell office:value-type="float" office:value="0" calcext:value-type="float">
            <text:p>0</text:p>
          </table:table-cell>
          <table:table-cell office:value-type="float" office:value="-1.449998576" calcext:value-type="float">
            <text:p>-1.449998576</text:p>
          </table:table-cell>
          <table:table-cell office:value-type="float" office:value="1.224999288" calcext:value-type="float">
            <text:p>1.224999288</text:p>
          </table:table-cell>
          <table:table-cell table:formula="of:=RANDBETWEEN(18;77)" office:value-type="float" office:value="64" calcext:value-type="float">
            <text:p>64</text:p>
          </table:table-cell>
          <table:table-cell table:formula="of:=RAND()" office:value-type="float" office:value="0.949150702334009" calcext:value-type="float">
            <text:p>0.94915070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35] &amp; &quot;-&quot; &amp;[.C135]" office:value-type="string" office:string-value="agent-14-4" calcext:value-type="string">
            <text:p>agent-14-4</text:p>
          </table:table-cell>
          <table:table-cell office:value-type="float" office:value="0" calcext:value-type="float">
            <text:p>0</text:p>
          </table:table-cell>
          <table:table-cell office:value-type="float" office:value="-1.350171349" calcext:value-type="float">
            <text:p>-1.350171349</text:p>
          </table:table-cell>
          <table:table-cell office:value-type="float" office:value="1.175085674" calcext:value-type="float">
            <text:p>1.175085674</text:p>
          </table:table-cell>
          <table:table-cell table:formula="of:=RANDBETWEEN(18;77)" office:value-type="float" office:value="36" calcext:value-type="float">
            <text:p>36</text:p>
          </table:table-cell>
          <table:table-cell table:formula="of:=RAND()" office:value-type="float" office:value="0.719521002727561" calcext:value-type="float">
            <text:p>0.71952100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36] &amp; &quot;-&quot; &amp;[.C136]" office:value-type="string" office:string-value="agent-14-5" calcext:value-type="string">
            <text:p>agent-14-5</text:p>
          </table:table-cell>
          <table:table-cell office:value-type="float" office:value="0" calcext:value-type="float">
            <text:p>0</text:p>
          </table:table-cell>
          <table:table-cell office:value-type="float" office:value="-1.200677923" calcext:value-type="float">
            <text:p>-1.200677923</text:p>
          </table:table-cell>
          <table:table-cell office:value-type="float" office:value="1.100338961" calcext:value-type="float">
            <text:p>1.100338961</text:p>
          </table:table-cell>
          <table:table-cell table:formula="of:=RANDBETWEEN(18;77)" office:value-type="float" office:value="75" calcext:value-type="float">
            <text:p>75</text:p>
          </table:table-cell>
          <table:table-cell table:formula="of:=RAND()" office:value-type="float" office:value="0.944850613246672" calcext:value-type="float">
            <text:p>0.94485061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37] &amp; &quot;-&quot; &amp;[.C137]" office:value-type="string" office:string-value="agent-14-6" calcext:value-type="string">
            <text:p>agent-14-6</text:p>
          </table:table-cell>
          <table:table-cell office:value-type="float" office:value="0" calcext:value-type="float">
            <text:p>0</text:p>
          </table:table-cell>
          <table:table-cell office:value-type="float" office:value="-1.001797942" calcext:value-type="float">
            <text:p>-1.001797942</text:p>
          </table:table-cell>
          <table:table-cell office:value-type="float" office:value="1.000898971" calcext:value-type="float">
            <text:p>1.000898971</text:p>
          </table:table-cell>
          <table:table-cell table:formula="of:=RANDBETWEEN(18;77)" office:value-type="float" office:value="71" calcext:value-type="float">
            <text:p>71</text:p>
          </table:table-cell>
          <table:table-cell table:formula="of:=RAND()" office:value-type="float" office:value="0.251736653386615" calcext:value-type="float">
            <text:p>0.25173665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38] &amp; &quot;-&quot; &amp;[.C138]" office:value-type="string" office:string-value="agent-14-7" calcext:value-type="string">
            <text:p>agent-14-7</text:p>
          </table:table-cell>
          <table:table-cell office:value-type="float" office:value="0" calcext:value-type="float">
            <text:p>0</text:p>
          </table:table-cell>
          <table:table-cell office:value-type="float" office:value="-0.753902889" calcext:value-type="float">
            <text:p>-0.753902889</text:p>
          </table:table-cell>
          <table:table-cell office:value-type="float" office:value="0.876951444" calcext:value-type="float">
            <text:p>0.876951444</text:p>
          </table:table-cell>
          <table:table-cell table:formula="of:=RANDBETWEEN(18;77)" office:value-type="float" office:value="75" calcext:value-type="float">
            <text:p>75</text:p>
          </table:table-cell>
          <table:table-cell table:formula="of:=RAND()" office:value-type="float" office:value="0.0274861633079126" calcext:value-type="float">
            <text:p>0.02748616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39] &amp; &quot;-&quot; &amp;[.C139]" office:value-type="string" office:string-value="agent-14-8" calcext:value-type="string">
            <text:p>agent-14-8</text:p>
          </table:table-cell>
          <table:table-cell office:value-type="float" office:value="0" calcext:value-type="float">
            <text:p>0</text:p>
          </table:table-cell>
          <table:table-cell office:value-type="float" office:value="-0.45745493" calcext:value-type="float">
            <text:p>-0.45745493</text:p>
          </table:table-cell>
          <table:table-cell office:value-type="float" office:value="0.728727465" calcext:value-type="float">
            <text:p>0.728727465</text:p>
          </table:table-cell>
          <table:table-cell table:formula="of:=RANDBETWEEN(18;77)" office:value-type="float" office:value="28" calcext:value-type="float">
            <text:p>28</text:p>
          </table:table-cell>
          <table:table-cell table:formula="of:=RAND()" office:value-type="float" office:value="0.843575023231097" calcext:value-type="float">
            <text:p>0.84357502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40] &amp; &quot;-&quot; &amp;[.C140]" office:value-type="string" office:string-value="agent-14-9" calcext:value-type="string">
            <text:p>agent-14-9</text:p>
          </table:table-cell>
          <table:table-cell office:value-type="float" office:value="0" calcext:value-type="float">
            <text:p>0</text:p>
          </table:table-cell>
          <table:table-cell office:value-type="float" office:value="-0.11300548" calcext:value-type="float">
            <text:p>-0.11300548</text:p>
          </table:table-cell>
          <table:table-cell office:value-type="float" office:value="0.55650274" calcext:value-type="float">
            <text:p>0.55650274</text:p>
          </table:table-cell>
          <table:table-cell table:formula="of:=RANDBETWEEN(18;77)" office:value-type="float" office:value="62" calcext:value-type="float">
            <text:p>62</text:p>
          </table:table-cell>
          <table:table-cell table:formula="of:=RAND()" office:value-type="float" office:value="0.864153470029123" calcext:value-type="float">
            <text:p>0.864153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41] &amp; &quot;-&quot; &amp;[.C141]" office:value-type="string" office:string-value="agent-14-10" calcext:value-type="string">
            <text:p>agent-14-10</text:p>
          </table:table-cell>
          <table:table-cell office:value-type="float" office:value="0" calcext:value-type="float">
            <text:p>0</text:p>
          </table:table-cell>
          <table:table-cell office:value-type="float" office:value="0.27880651" calcext:value-type="float">
            <text:p>0.27880651</text:p>
          </table:table-cell>
          <table:table-cell office:value-type="float" office:value="0.360596745" calcext:value-type="float">
            <text:p>0.360596745</text:p>
          </table:table-cell>
          <table:table-cell table:formula="of:=RANDBETWEEN(18;77)" office:value-type="float" office:value="32" calcext:value-type="float">
            <text:p>32</text:p>
          </table:table-cell>
          <table:table-cell table:formula="of:=RAND()" office:value-type="float" office:value="0.757135029765777" calcext:value-type="float">
            <text:p>0.75713502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42] &amp; &quot;-&quot; &amp;[.C142]" office:value-type="string" office:string-value="agent-15-1" calcext:value-type="string">
            <text:p>agent-15-1</text:p>
          </table:table-cell>
          <table:table-cell office:value-type="float" office:value="0" calcext:value-type="float">
            <text:p>0</text:p>
          </table:table-cell>
          <table:table-cell office:value-type="float" office:value="-1.499972673" calcext:value-type="float">
            <text:p>-1.499972673</text:p>
          </table:table-cell>
          <table:table-cell office:value-type="float" office:value="1.249986336" calcext:value-type="float">
            <text:p>1.249986336</text:p>
          </table:table-cell>
          <table:table-cell table:formula="of:=RANDBETWEEN(18;77)" office:value-type="float" office:value="49" calcext:value-type="float">
            <text:p>49</text:p>
          </table:table-cell>
          <table:table-cell table:formula="of:=RAND()" office:value-type="float" office:value="0.760419914149679" calcext:value-type="float">
            <text:p>0.7604199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43] &amp; &quot;-&quot; &amp;[.C143]" office:value-type="string" office:string-value="agent-15-2" calcext:value-type="string">
            <text:p>agent-15-2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1.25" calcext:value-type="float">
            <text:p>1.25</text:p>
          </table:table-cell>
          <table:table-cell table:formula="of:=RANDBETWEEN(18;77)" office:value-type="float" office:value="25" calcext:value-type="float">
            <text:p>25</text:p>
          </table:table-cell>
          <table:table-cell table:formula="of:=RAND()" office:value-type="float" office:value="0.029439412872307" calcext:value-type="float">
            <text:p>0.02943941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44] &amp; &quot;-&quot; &amp;[.C144]" office:value-type="string" office:string-value="agent-15-3" calcext:value-type="string">
            <text:p>agent-15-3</text:p>
          </table:table-cell>
          <table:table-cell office:value-type="float" office:value="0" calcext:value-type="float">
            <text:p>0</text:p>
          </table:table-cell>
          <table:table-cell office:value-type="float" office:value="-1.450080507" calcext:value-type="float">
            <text:p>-1.450080507</text:p>
          </table:table-cell>
          <table:table-cell office:value-type="float" office:value="1.225040254" calcext:value-type="float">
            <text:p>1.225040254</text:p>
          </table:table-cell>
          <table:table-cell table:formula="of:=RANDBETWEEN(18;77)" office:value-type="float" office:value="22" calcext:value-type="float">
            <text:p>22</text:p>
          </table:table-cell>
          <table:table-cell table:formula="of:=RAND()" office:value-type="float" office:value="0.754545765579678" calcext:value-type="float">
            <text:p>0.75454576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45] &amp; &quot;-&quot; &amp;[.C145]" office:value-type="string" office:string-value="agent-15-4" calcext:value-type="string">
            <text:p>agent-15-4</text:p>
          </table:table-cell>
          <table:table-cell office:value-type="float" office:value="0" calcext:value-type="float">
            <text:p>0</text:p>
          </table:table-cell>
          <table:table-cell office:value-type="float" office:value="-1.35030773" calcext:value-type="float">
            <text:p>-1.35030773</text:p>
          </table:table-cell>
          <table:table-cell office:value-type="float" office:value="1.175153865" calcext:value-type="float">
            <text:p>1.175153865</text:p>
          </table:table-cell>
          <table:table-cell table:formula="of:=RANDBETWEEN(18;77)" office:value-type="float" office:value="42" calcext:value-type="float">
            <text:p>42</text:p>
          </table:table-cell>
          <table:table-cell table:formula="of:=RAND()" office:value-type="float" office:value="0.31008691212628" calcext:value-type="float">
            <text:p>0.31008691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46] &amp; &quot;-&quot; &amp;[.C146]" office:value-type="string" office:string-value="agent-15-5" calcext:value-type="string">
            <text:p>agent-15-5</text:p>
          </table:table-cell>
          <table:table-cell office:value-type="float" office:value="0" calcext:value-type="float">
            <text:p>0</text:p>
          </table:table-cell>
          <table:table-cell office:value-type="float" office:value="-1.200868499" calcext:value-type="float">
            <text:p>-1.200868499</text:p>
          </table:table-cell>
          <table:table-cell office:value-type="float" office:value="1.100434249" calcext:value-type="float">
            <text:p>1.100434249</text:p>
          </table:table-cell>
          <table:table-cell table:formula="of:=RANDBETWEEN(18;77)" office:value-type="float" office:value="77" calcext:value-type="float">
            <text:p>77</text:p>
          </table:table-cell>
          <table:table-cell table:formula="of:=RAND()" office:value-type="float" office:value="0.304546669940464" calcext:value-type="float">
            <text:p>0.30454666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47] &amp; &quot;-&quot; &amp;[.C147]" office:value-type="string" office:string-value="agent-15-6" calcext:value-type="string">
            <text:p>agent-15-6</text:p>
          </table:table-cell>
          <table:table-cell office:value-type="float" office:value="0" calcext:value-type="float">
            <text:p>0</text:p>
          </table:table-cell>
          <table:table-cell office:value-type="float" office:value="-1.002042357" calcext:value-type="float">
            <text:p>-1.002042357</text:p>
          </table:table-cell>
          <table:table-cell office:value-type="float" office:value="1.001021178" calcext:value-type="float">
            <text:p>1.001021178</text:p>
          </table:table-cell>
          <table:table-cell table:formula="of:=RANDBETWEEN(18;77)" office:value-type="float" office:value="76" calcext:value-type="float">
            <text:p>76</text:p>
          </table:table-cell>
          <table:table-cell table:formula="of:=RAND()" office:value-type="float" office:value="0.897452417179011" calcext:value-type="float">
            <text:p>0.89745241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48] &amp; &quot;-&quot; &amp;[.C148]" office:value-type="string" office:string-value="agent-15-7" calcext:value-type="string">
            <text:p>agent-15-7</text:p>
          </table:table-cell>
          <table:table-cell office:value-type="float" office:value="0" calcext:value-type="float">
            <text:p>0</text:p>
          </table:table-cell>
          <table:table-cell office:value-type="float" office:value="-0.754200686" calcext:value-type="float">
            <text:p>-0.754200686</text:p>
          </table:table-cell>
          <table:table-cell office:value-type="float" office:value="0.877100343" calcext:value-type="float">
            <text:p>0.877100343</text:p>
          </table:table-cell>
          <table:table-cell table:formula="of:=RANDBETWEEN(18;77)" office:value-type="float" office:value="75" calcext:value-type="float">
            <text:p>75</text:p>
          </table:table-cell>
          <table:table-cell table:formula="of:=RAND()" office:value-type="float" office:value="0.995866204728372" calcext:value-type="float">
            <text:p>0.99586620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49] &amp; &quot;-&quot; &amp;[.C149]" office:value-type="string" office:string-value="agent-15-8" calcext:value-type="string">
            <text:p>agent-15-8</text:p>
          </table:table-cell>
          <table:table-cell office:value-type="float" office:value="0" calcext:value-type="float">
            <text:p>0</text:p>
          </table:table-cell>
          <table:table-cell office:value-type="float" office:value="-0.457805555" calcext:value-type="float">
            <text:p>-0.457805555</text:p>
          </table:table-cell>
          <table:table-cell office:value-type="float" office:value="0.728902778" calcext:value-type="float">
            <text:p>0.728902778</text:p>
          </table:table-cell>
          <table:table-cell table:formula="of:=RANDBETWEEN(18;77)" office:value-type="float" office:value="57" calcext:value-type="float">
            <text:p>57</text:p>
          </table:table-cell>
          <table:table-cell table:formula="of:=RAND()" office:value-type="float" office:value="0.949816423351876" calcext:value-type="float">
            <text:p>0.94981642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50] &amp; &quot;-&quot; &amp;[.C150]" office:value-type="string" office:string-value="agent-15-9" calcext:value-type="string">
            <text:p>agent-15-9</text:p>
          </table:table-cell>
          <table:table-cell office:value-type="float" office:value="0" calcext:value-type="float">
            <text:p>0</text:p>
          </table:table-cell>
          <table:table-cell office:value-type="float" office:value="-0.113408281" calcext:value-type="float">
            <text:p>-0.113408281</text:p>
          </table:table-cell>
          <table:table-cell office:value-type="float" office:value="0.556704141" calcext:value-type="float">
            <text:p>0.556704141</text:p>
          </table:table-cell>
          <table:table-cell table:formula="of:=RANDBETWEEN(18;77)" office:value-type="float" office:value="65" calcext:value-type="float">
            <text:p>65</text:p>
          </table:table-cell>
          <table:table-cell table:formula="of:=RAND()" office:value-type="float" office:value="0.694301985320635" calcext:value-type="float">
            <text:p>0.69430198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51] &amp; &quot;-&quot; &amp;[.C151]" office:value-type="string" office:string-value="agent-15-10" calcext:value-type="string">
            <text:p>agent-15-10</text:p>
          </table:table-cell>
          <table:table-cell office:value-type="float" office:value="0" calcext:value-type="float">
            <text:p>0</text:p>
          </table:table-cell>
          <table:table-cell office:value-type="float" office:value="0.278352279" calcext:value-type="float">
            <text:p>0.278352279</text:p>
          </table:table-cell>
          <table:table-cell office:value-type="float" office:value="0.360823861" calcext:value-type="float">
            <text:p>0.360823861</text:p>
          </table:table-cell>
          <table:table-cell table:formula="of:=RANDBETWEEN(18;77)" office:value-type="float" office:value="23" calcext:value-type="float">
            <text:p>23</text:p>
          </table:table-cell>
          <table:table-cell table:formula="of:=RAND()" office:value-type="float" office:value="0.834658854757436" calcext:value-type="float">
            <text:p>0.83465885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52] &amp; &quot;-&quot; &amp;[.C152]" office:value-type="string" office:string-value="agent-16-1" calcext:value-type="string">
            <text:p>agent-16-1</text:p>
          </table:table-cell>
          <table:table-cell office:value-type="float" office:value="0" calcext:value-type="float">
            <text:p>0</text:p>
          </table:table-cell>
          <table:table-cell office:value-type="float" office:value="-1.450373119" calcext:value-type="float">
            <text:p>-1.450373119</text:p>
          </table:table-cell>
          <table:table-cell office:value-type="float" office:value="1.225186559" calcext:value-type="float">
            <text:p>1.225186559</text:p>
          </table:table-cell>
          <table:table-cell table:formula="of:=RANDBETWEEN(18;77)" office:value-type="float" office:value="31" calcext:value-type="float">
            <text:p>31</text:p>
          </table:table-cell>
          <table:table-cell table:formula="of:=RAND()" office:value-type="float" office:value="0.931769673596136" calcext:value-type="float">
            <text:p>0.93176967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53] &amp; &quot;-&quot; &amp;[.C153]" office:value-type="string" office:string-value="agent-16-2" calcext:value-type="string">
            <text:p>agent-16-2</text:p>
          </table:table-cell>
          <table:table-cell office:value-type="float" office:value="0" calcext:value-type="float">
            <text:p>0</text:p>
          </table:table-cell>
          <table:table-cell office:value-type="float" office:value="-1.45045505" calcext:value-type="float">
            <text:p>-1.45045505</text:p>
          </table:table-cell>
          <table:table-cell office:value-type="float" office:value="1.225227525" calcext:value-type="float">
            <text:p>1.225227525</text:p>
          </table:table-cell>
          <table:table-cell table:formula="of:=RANDBETWEEN(18;77)" office:value-type="float" office:value="19" calcext:value-type="float">
            <text:p>19</text:p>
          </table:table-cell>
          <table:table-cell table:formula="of:=RAND()" office:value-type="float" office:value="0.53633456712123" calcext:value-type="float">
            <text:p>0.536334567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54] &amp; &quot;-&quot; &amp;[.C154]" office:value-type="string" office:string-value="agent-16-3" calcext:value-type="string">
            <text:p>agent-16-3</text:p>
          </table:table-cell>
          <table:table-cell office:value-type="float" office:value="0" calcext:value-type="float">
            <text:p>0</text:p>
          </table:table-cell>
          <table:table-cell office:value-type="float" office:value="-1.400621078" calcext:value-type="float">
            <text:p>-1.400621078</text:p>
          </table:table-cell>
          <table:table-cell office:value-type="float" office:value="1.200310539" calcext:value-type="float">
            <text:p>1.200310539</text:p>
          </table:table-cell>
          <table:table-cell table:formula="of:=RANDBETWEEN(18;77)" office:value-type="float" office:value="66" calcext:value-type="float">
            <text:p>66</text:p>
          </table:table-cell>
          <table:table-cell table:formula="of:=RAND()" office:value-type="float" office:value="0.22279521159362" calcext:value-type="float">
            <text:p>0.22279521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55] &amp; &quot;-&quot; &amp;[.C155]" office:value-type="string" office:string-value="agent-16-4" calcext:value-type="string">
            <text:p>agent-16-4</text:p>
          </table:table-cell>
          <table:table-cell office:value-type="float" office:value="0" calcext:value-type="float">
            <text:p>0</text:p>
          </table:table-cell>
          <table:table-cell office:value-type="float" office:value="-1.300964578" calcext:value-type="float">
            <text:p>-1.300964578</text:p>
          </table:table-cell>
          <table:table-cell office:value-type="float" office:value="1.150482289" calcext:value-type="float">
            <text:p>1.150482289</text:p>
          </table:table-cell>
          <table:table-cell table:formula="of:=RANDBETWEEN(18;77)" office:value-type="float" office:value="29" calcext:value-type="float">
            <text:p>29</text:p>
          </table:table-cell>
          <table:table-cell table:formula="of:=RAND()" office:value-type="float" office:value="0.927073268801905" calcext:value-type="float">
            <text:p>0.92707326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56] &amp; &quot;-&quot; &amp;[.C156]" office:value-type="string" office:string-value="agent-16-5" calcext:value-type="string">
            <text:p>agent-16-5</text:p>
          </table:table-cell>
          <table:table-cell office:value-type="float" office:value="0" calcext:value-type="float">
            <text:p>0</text:p>
          </table:table-cell>
          <table:table-cell office:value-type="float" office:value="-1.151672164" calcext:value-type="float">
            <text:p>-1.151672164</text:p>
          </table:table-cell>
          <table:table-cell office:value-type="float" office:value="1.075836082" calcext:value-type="float">
            <text:p>1.075836082</text:p>
          </table:table-cell>
          <table:table-cell table:formula="of:=RANDBETWEEN(18;77)" office:value-type="float" office:value="31" calcext:value-type="float">
            <text:p>31</text:p>
          </table:table-cell>
          <table:table-cell table:formula="of:=RAND()" office:value-type="float" office:value="0.112350681913085" calcext:value-type="float">
            <text:p>0.11235068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57] &amp; &quot;-&quot; &amp;[.C157]" office:value-type="string" office:string-value="agent-16-6" calcext:value-type="string">
            <text:p>agent-16-6</text:p>
          </table:table-cell>
          <table:table-cell office:value-type="float" office:value="0" calcext:value-type="float">
            <text:p>0</text:p>
          </table:table-cell>
          <table:table-cell office:value-type="float" office:value="-0.953023103" calcext:value-type="float">
            <text:p>-0.953023103</text:p>
          </table:table-cell>
          <table:table-cell office:value-type="float" office:value="0.976511552" calcext:value-type="float">
            <text:p>0.976511552</text:p>
          </table:table-cell>
          <table:table-cell table:formula="of:=RANDBETWEEN(18;77)" office:value-type="float" office:value="73" calcext:value-type="float">
            <text:p>73</text:p>
          </table:table-cell>
          <table:table-cell table:formula="of:=RAND()" office:value-type="float" office:value="0.277663618908264" calcext:value-type="float">
            <text:p>0.27766361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58] &amp; &quot;-&quot; &amp;[.C158]" office:value-type="string" office:string-value="agent-16-7" calcext:value-type="string">
            <text:p>agent-16-7</text:p>
          </table:table-cell>
          <table:table-cell office:value-type="float" office:value="0" calcext:value-type="float">
            <text:p>0</text:p>
          </table:table-cell>
          <table:table-cell office:value-type="float" office:value="-0.705388449" calcext:value-type="float">
            <text:p>-0.705388449</text:p>
          </table:table-cell>
          <table:table-cell office:value-type="float" office:value="0.852694224" calcext:value-type="float">
            <text:p>0.852694224</text:p>
          </table:table-cell>
          <table:table-cell table:formula="of:=RANDBETWEEN(18;77)" office:value-type="float" office:value="51" calcext:value-type="float">
            <text:p>51</text:p>
          </table:table-cell>
          <table:table-cell table:formula="of:=RAND()" office:value-type="float" office:value="0.00907127989921719" calcext:value-type="float">
            <text:p>0.00907127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59] &amp; &quot;-&quot; &amp;[.C159]" office:value-type="string" office:string-value="agent-16-8" calcext:value-type="string">
            <text:p>agent-16-8</text:p>
          </table:table-cell>
          <table:table-cell office:value-type="float" office:value="0" calcext:value-type="float">
            <text:p>0</text:p>
          </table:table-cell>
          <table:table-cell office:value-type="float" office:value="-0.409229885" calcext:value-type="float">
            <text:p>-0.409229885</text:p>
          </table:table-cell>
          <table:table-cell office:value-type="float" office:value="0.704614942" calcext:value-type="float">
            <text:p>0.704614942</text:p>
          </table:table-cell>
          <table:table-cell table:formula="of:=RANDBETWEEN(18;77)" office:value-type="float" office:value="63" calcext:value-type="float">
            <text:p>63</text:p>
          </table:table-cell>
          <table:table-cell table:formula="of:=RAND()" office:value-type="float" office:value="0.644042205880396" calcext:value-type="float">
            <text:p>0.64404220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60] &amp; &quot;-&quot; &amp;[.C160]" office:value-type="string" office:string-value="agent-16-9" calcext:value-type="string">
            <text:p>agent-16-9</text:p>
          </table:table-cell>
          <table:table-cell office:value-type="float" office:value="0" calcext:value-type="float">
            <text:p>0</text:p>
          </table:table-cell>
          <table:table-cell office:value-type="float" office:value="-0.065098288" calcext:value-type="float">
            <text:p>-0.065098288</text:p>
          </table:table-cell>
          <table:table-cell office:value-type="float" office:value="0.532549144" calcext:value-type="float">
            <text:p>0.532549144</text:p>
          </table:table-cell>
          <table:table-cell table:formula="of:=RANDBETWEEN(18;77)" office:value-type="float" office:value="47" calcext:value-type="float">
            <text:p>47</text:p>
          </table:table-cell>
          <table:table-cell table:formula="of:=RAND()" office:value-type="float" office:value="0.134068821673282" calcext:value-type="float">
            <text:p>0.13406882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61] &amp; &quot;-&quot; &amp;[.C161]" office:value-type="string" office:string-value="agent-16-10" calcext:value-type="string">
            <text:p>agent-16-10</text:p>
          </table:table-cell>
          <table:table-cell office:value-type="float" office:value="0" calcext:value-type="float">
            <text:p>0</text:p>
          </table:table-cell>
          <table:table-cell office:value-type="float" office:value="0.326367973" calcext:value-type="float">
            <text:p>0.326367973</text:p>
          </table:table-cell>
          <table:table-cell office:value-type="float" office:value="0.336816013" calcext:value-type="float">
            <text:p>0.336816013</text:p>
          </table:table-cell>
          <table:table-cell table:formula="of:=RANDBETWEEN(18;77)" office:value-type="float" office:value="26" calcext:value-type="float">
            <text:p>26</text:p>
          </table:table-cell>
          <table:table-cell table:formula="of:=RAND()" office:value-type="float" office:value="0.0540145036065951" calcext:value-type="float">
            <text:p>0.05401450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62] &amp; &quot;-&quot; &amp;[.C162]" office:value-type="string" office:string-value="agent-17-1" calcext:value-type="string">
            <text:p>agent-17-1</text:p>
          </table:table-cell>
          <table:table-cell office:value-type="float" office:value="0" calcext:value-type="float">
            <text:p>0</text:p>
          </table:table-cell>
          <table:table-cell office:value-type="float" office:value="-1.351293574" calcext:value-type="float">
            <text:p>-1.351293574</text:p>
          </table:table-cell>
          <table:table-cell office:value-type="float" office:value="1.175646787" calcext:value-type="float">
            <text:p>1.175646787</text:p>
          </table:table-cell>
          <table:table-cell table:formula="of:=RANDBETWEEN(18;77)" office:value-type="float" office:value="50" calcext:value-type="float">
            <text:p>50</text:p>
          </table:table-cell>
          <table:table-cell table:formula="of:=RAND()" office:value-type="float" office:value="0.20448198064696" calcext:value-type="float">
            <text:p>0.20448198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63] &amp; &quot;-&quot; &amp;[.C163]" office:value-type="string" office:string-value="agent-17-2" calcext:value-type="string">
            <text:p>agent-17-2</text:p>
          </table:table-cell>
          <table:table-cell office:value-type="float" office:value="0" calcext:value-type="float">
            <text:p>0</text:p>
          </table:table-cell>
          <table:table-cell office:value-type="float" office:value="-1.351429956" calcext:value-type="float">
            <text:p>-1.351429956</text:p>
          </table:table-cell>
          <table:table-cell office:value-type="float" office:value="1.175714978" calcext:value-type="float">
            <text:p>1.175714978</text:p>
          </table:table-cell>
          <table:table-cell table:formula="of:=RANDBETWEEN(18;77)" office:value-type="float" office:value="19" calcext:value-type="float">
            <text:p>19</text:p>
          </table:table-cell>
          <table:table-cell table:formula="of:=RAND()" office:value-type="float" office:value="0.46946043742355" calcext:value-type="float">
            <text:p>0.46946043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64] &amp; &quot;-&quot; &amp;[.C164]" office:value-type="string" office:string-value="agent-17-3" calcext:value-type="string">
            <text:p>agent-17-3</text:p>
          </table:table-cell>
          <table:table-cell office:value-type="float" office:value="0" calcext:value-type="float">
            <text:p>0</text:p>
          </table:table-cell>
          <table:table-cell office:value-type="float" office:value="-1.301712263" calcext:value-type="float">
            <text:p>-1.301712263</text:p>
          </table:table-cell>
          <table:table-cell office:value-type="float" office:value="1.150856131" calcext:value-type="float">
            <text:p>1.150856131</text:p>
          </table:table-cell>
          <table:table-cell table:formula="of:=RANDBETWEEN(18;77)" office:value-type="float" office:value="49" calcext:value-type="float">
            <text:p>49</text:p>
          </table:table-cell>
          <table:table-cell table:formula="of:=RAND()" office:value-type="float" office:value="0.181294748210348" calcext:value-type="float">
            <text:p>0.18129474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65] &amp; &quot;-&quot; &amp;[.C165]" office:value-type="string" office:string-value="agent-17-4" calcext:value-type="string">
            <text:p>agent-17-4</text:p>
          </table:table-cell>
          <table:table-cell office:value-type="float" office:value="0" calcext:value-type="float">
            <text:p>0</text:p>
          </table:table-cell>
          <table:table-cell office:value-type="float" office:value="-1.202233651" calcext:value-type="float">
            <text:p>-1.202233651</text:p>
          </table:table-cell>
          <table:table-cell office:value-type="float" office:value="1.101116826" calcext:value-type="float">
            <text:p>1.101116826</text:p>
          </table:table-cell>
          <table:table-cell table:formula="of:=RANDBETWEEN(18;77)" office:value-type="float" office:value="58" calcext:value-type="float">
            <text:p>58</text:p>
          </table:table-cell>
          <table:table-cell table:formula="of:=RAND()" office:value-type="float" office:value="0.153869732399471" calcext:value-type="float">
            <text:p>0.15386973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66] &amp; &quot;-&quot; &amp;[.C166]" office:value-type="string" office:string-value="agent-17-5" calcext:value-type="string">
            <text:p>agent-17-5</text:p>
          </table:table-cell>
          <table:table-cell office:value-type="float" office:value="0" calcext:value-type="float">
            <text:p>0</text:p>
          </table:table-cell>
          <table:table-cell office:value-type="float" office:value="-1.053180402" calcext:value-type="float">
            <text:p>-1.053180402</text:p>
          </table:table-cell>
          <table:table-cell office:value-type="float" office:value="1.026590201" calcext:value-type="float">
            <text:p>1.026590201</text:p>
          </table:table-cell>
          <table:table-cell table:formula="of:=RANDBETWEEN(18;77)" office:value-type="float" office:value="75" calcext:value-type="float">
            <text:p>75</text:p>
          </table:table-cell>
          <table:table-cell table:formula="of:=RAND()" office:value-type="float" office:value="0.485348256421275" calcext:value-type="float">
            <text:p>0.48534825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67] &amp; &quot;-&quot; &amp;[.C167]" office:value-type="string" office:string-value="agent-17-6" calcext:value-type="string">
            <text:p>agent-17-6</text:p>
          </table:table-cell>
          <table:table-cell office:value-type="float" office:value="0" calcext:value-type="float">
            <text:p>0</text:p>
          </table:table-cell>
          <table:table-cell office:value-type="float" office:value="-0.854831336" calcext:value-type="float">
            <text:p>-0.854831336</text:p>
          </table:table-cell>
          <table:table-cell office:value-type="float" office:value="0.927415668" calcext:value-type="float">
            <text:p>0.927415668</text:p>
          </table:table-cell>
          <table:table-cell table:formula="of:=RANDBETWEEN(18;77)" office:value-type="float" office:value="73" calcext:value-type="float">
            <text:p>73</text:p>
          </table:table-cell>
          <table:table-cell table:formula="of:=RAND()" office:value-type="float" office:value="0.678452500724234" calcext:value-type="float">
            <text:p>0.678452500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68] &amp; &quot;-&quot; &amp;[.C168]" office:value-type="string" office:string-value="agent-17-7" calcext:value-type="string">
            <text:p>agent-17-7</text:p>
          </table:table-cell>
          <table:table-cell office:value-type="float" office:value="0" calcext:value-type="float">
            <text:p>0</text:p>
          </table:table-cell>
          <table:table-cell office:value-type="float" office:value="-0.607556947" calcext:value-type="float">
            <text:p>-0.607556947</text:p>
          </table:table-cell>
          <table:table-cell office:value-type="float" office:value="0.803778473" calcext:value-type="float">
            <text:p>0.803778473</text:p>
          </table:table-cell>
          <table:table-cell table:formula="of:=RANDBETWEEN(18;77)" office:value-type="float" office:value="43" calcext:value-type="float">
            <text:p>43</text:p>
          </table:table-cell>
          <table:table-cell table:formula="of:=RAND()" office:value-type="float" office:value="0.675943700713106" calcext:value-type="float">
            <text:p>0.67594370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69] &amp; &quot;-&quot; &amp;[.C169]" office:value-type="string" office:string-value="agent-17-8" calcext:value-type="string">
            <text:p>agent-17-8</text:p>
          </table:table-cell>
          <table:table-cell office:value-type="float" office:value="0" calcext:value-type="float">
            <text:p>0</text:p>
          </table:table-cell>
          <table:table-cell office:value-type="float" office:value="-0.311818247" calcext:value-type="float">
            <text:p>-0.311818247</text:p>
          </table:table-cell>
          <table:table-cell office:value-type="float" office:value="0.655909123" calcext:value-type="float">
            <text:p>0.655909123</text:p>
          </table:table-cell>
          <table:table-cell table:formula="of:=RANDBETWEEN(18;77)" office:value-type="float" office:value="54" calcext:value-type="float">
            <text:p>54</text:p>
          </table:table-cell>
          <table:table-cell table:formula="of:=RAND()" office:value-type="float" office:value="0.882889240630902" calcext:value-type="float">
            <text:p>0.88288924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70] &amp; &quot;-&quot; &amp;[.C170]" office:value-type="string" office:string-value="agent-17-9" calcext:value-type="string">
            <text:p>agent-17-9</text:p>
          </table:table-cell>
          <table:table-cell office:value-type="float" office:value="0" calcext:value-type="float">
            <text:p>0</text:p>
          </table:table-cell>
          <table:table-cell office:value-type="float" office:value="0.031834665" calcext:value-type="float">
            <text:p>0.031834665</text:p>
          </table:table-cell>
          <table:table-cell office:value-type="float" office:value="0.484082668" calcext:value-type="float">
            <text:p>0.484082668</text:p>
          </table:table-cell>
          <table:table-cell table:formula="of:=RANDBETWEEN(18;77)" office:value-type="float" office:value="30" calcext:value-type="float">
            <text:p>30</text:p>
          </table:table-cell>
          <table:table-cell table:formula="of:=RAND()" office:value-type="float" office:value="0.116514234454371" calcext:value-type="float">
            <text:p>0.11651423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71] &amp; &quot;-&quot; &amp;[.C171]" office:value-type="string" office:string-value="agent-17-10" calcext:value-type="string">
            <text:p>agent-17-10</text:p>
          </table:table-cell>
          <table:table-cell office:value-type="float" office:value="0" calcext:value-type="float">
            <text:p>0</text:p>
          </table:table-cell>
          <table:table-cell office:value-type="float" office:value="0.422764307" calcext:value-type="float">
            <text:p>0.422764307</text:p>
          </table:table-cell>
          <table:table-cell office:value-type="float" office:value="0.288617846" calcext:value-type="float">
            <text:p>0.288617846</text:p>
          </table:table-cell>
          <table:table-cell table:formula="of:=RANDBETWEEN(18;77)" office:value-type="float" office:value="21" calcext:value-type="float">
            <text:p>21</text:p>
          </table:table-cell>
          <table:table-cell table:formula="of:=RAND()" office:value-type="float" office:value="0.188558621448465" calcext:value-type="float">
            <text:p>0.18855862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72] &amp; &quot;-&quot; &amp;[.C172]" office:value-type="string" office:string-value="agent-18-1" calcext:value-type="string">
            <text:p>agent-18-1</text:p>
          </table:table-cell>
          <table:table-cell office:value-type="float" office:value="0" calcext:value-type="float">
            <text:p>0</text:p>
          </table:table-cell>
          <table:table-cell office:value-type="float" office:value="-1.202918175" calcext:value-type="float">
            <text:p>-1.202918175</text:p>
          </table:table-cell>
          <table:table-cell office:value-type="float" office:value="1.101459087" calcext:value-type="float">
            <text:p>1.101459087</text:p>
          </table:table-cell>
          <table:table-cell table:formula="of:=RANDBETWEEN(18;77)" office:value-type="float" office:value="23" calcext:value-type="float">
            <text:p>23</text:p>
          </table:table-cell>
          <table:table-cell table:formula="of:=RAND()" office:value-type="float" office:value="0.855368567747064" calcext:value-type="float">
            <text:p>0.855368567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73] &amp; &quot;-&quot; &amp;[.C173]" office:value-type="string" office:string-value="agent-18-2" calcext:value-type="string">
            <text:p>agent-18-2</text:p>
          </table:table-cell>
          <table:table-cell office:value-type="float" office:value="0" calcext:value-type="float">
            <text:p>0</text:p>
          </table:table-cell>
          <table:table-cell office:value-type="float" office:value="-1.203108753" calcext:value-type="float">
            <text:p>-1.203108753</text:p>
          </table:table-cell>
          <table:table-cell office:value-type="float" office:value="1.101554376" calcext:value-type="float">
            <text:p>1.101554376</text:p>
          </table:table-cell>
          <table:table-cell table:formula="of:=RANDBETWEEN(18;77)" office:value-type="float" office:value="36" calcext:value-type="float">
            <text:p>36</text:p>
          </table:table-cell>
          <table:table-cell table:formula="of:=RAND()" office:value-type="float" office:value="0.251694789272733" calcext:value-type="float">
            <text:p>0.25169478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74] &amp; &quot;-&quot; &amp;[.C174]" office:value-type="string" office:string-value="agent-18-3" calcext:value-type="string">
            <text:p>agent-18-3</text:p>
          </table:table-cell>
          <table:table-cell office:value-type="float" office:value="0" calcext:value-type="float">
            <text:p>0</text:p>
          </table:table-cell>
          <table:table-cell office:value-type="float" office:value="-1.153537878" calcext:value-type="float">
            <text:p>-1.153537878</text:p>
          </table:table-cell>
          <table:table-cell office:value-type="float" office:value="1.076768939" calcext:value-type="float">
            <text:p>1.076768939</text:p>
          </table:table-cell>
          <table:table-cell table:formula="of:=RANDBETWEEN(18;77)" office:value-type="float" office:value="67" calcext:value-type="float">
            <text:p>67</text:p>
          </table:table-cell>
          <table:table-cell table:formula="of:=RAND()" office:value-type="float" office:value="0.391121523105539" calcext:value-type="float">
            <text:p>0.39112152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75] &amp; &quot;-&quot; &amp;[.C175]" office:value-type="string" office:string-value="agent-18-4" calcext:value-type="string">
            <text:p>agent-18-4</text:p>
          </table:table-cell>
          <table:table-cell office:value-type="float" office:value="0" calcext:value-type="float">
            <text:p>0</text:p>
          </table:table-cell>
          <table:table-cell office:value-type="float" office:value="-1.054298435" calcext:value-type="float">
            <text:p>-1.054298435</text:p>
          </table:table-cell>
          <table:table-cell office:value-type="float" office:value="1.027149217" calcext:value-type="float">
            <text:p>1.027149217</text:p>
          </table:table-cell>
          <table:table-cell table:formula="of:=RANDBETWEEN(18;77)" office:value-type="float" office:value="62" calcext:value-type="float">
            <text:p>62</text:p>
          </table:table-cell>
          <table:table-cell table:formula="of:=RAND()" office:value-type="float" office:value="0.435072850552388" calcext:value-type="float">
            <text:p>0.43507285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76] &amp; &quot;-&quot; &amp;[.C176]" office:value-type="string" office:string-value="agent-18-5" calcext:value-type="string">
            <text:p>agent-18-5</text:p>
          </table:table-cell>
          <table:table-cell office:value-type="float" office:value="0" calcext:value-type="float">
            <text:p>0</text:p>
          </table:table-cell>
          <table:table-cell office:value-type="float" office:value="-0.905576254" calcext:value-type="float">
            <text:p>-0.905576254</text:p>
          </table:table-cell>
          <table:table-cell office:value-type="float" office:value="0.952788127" calcext:value-type="float">
            <text:p>0.952788127</text:p>
          </table:table-cell>
          <table:table-cell table:formula="of:=RANDBETWEEN(18;77)" office:value-type="float" office:value="27" calcext:value-type="float">
            <text:p>27</text:p>
          </table:table-cell>
          <table:table-cell table:formula="of:=RAND()" office:value-type="float" office:value="0.884910820634104" calcext:value-type="float">
            <text:p>0.88491082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77] &amp; &quot;-&quot; &amp;[.C177]" office:value-type="string" office:string-value="agent-18-6" calcext:value-type="string">
            <text:p>agent-18-6</text:p>
          </table:table-cell>
          <table:table-cell office:value-type="float" office:value="0" calcext:value-type="float">
            <text:p>0</text:p>
          </table:table-cell>
          <table:table-cell office:value-type="float" office:value="-0.707649538" calcext:value-type="float">
            <text:p>-0.707649538</text:p>
          </table:table-cell>
          <table:table-cell office:value-type="float" office:value="0.853824769" calcext:value-type="float">
            <text:p>0.853824769</text:p>
          </table:table-cell>
          <table:table-cell table:formula="of:=RANDBETWEEN(18;77)" office:value-type="float" office:value="47" calcext:value-type="float">
            <text:p>47</text:p>
          </table:table-cell>
          <table:table-cell table:formula="of:=RAND()" office:value-type="float" office:value="0.32991620793473" calcext:value-type="float">
            <text:p>0.32991620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78] &amp; &quot;-&quot; &amp;[.C178]" office:value-type="string" office:string-value="agent-18-7" calcext:value-type="string">
            <text:p>agent-18-7</text:p>
          </table:table-cell>
          <table:table-cell office:value-type="float" office:value="0" calcext:value-type="float">
            <text:p>0</text:p>
          </table:table-cell>
          <table:table-cell office:value-type="float" office:value="-0.460887993" calcext:value-type="float">
            <text:p>-0.460887993</text:p>
          </table:table-cell>
          <table:table-cell office:value-type="float" office:value="0.730443997" calcext:value-type="float">
            <text:p>0.730443997</text:p>
          </table:table-cell>
          <table:table-cell table:formula="of:=RANDBETWEEN(18;77)" office:value-type="float" office:value="37" calcext:value-type="float">
            <text:p>37</text:p>
          </table:table-cell>
          <table:table-cell table:formula="of:=RAND()" office:value-type="float" office:value="0.429264956037514" calcext:value-type="float">
            <text:p>0.4292649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79] &amp; &quot;-&quot; &amp;[.C179]" office:value-type="string" office:string-value="agent-18-8" calcext:value-type="string">
            <text:p>agent-18-8</text:p>
          </table:table-cell>
          <table:table-cell office:value-type="float" office:value="0" calcext:value-type="float">
            <text:p>0</text:p>
          </table:table-cell>
          <table:table-cell office:value-type="float" office:value="-0.165751676" calcext:value-type="float">
            <text:p>-0.165751676</text:p>
          </table:table-cell>
          <table:table-cell office:value-type="float" office:value="0.582875838" calcext:value-type="float">
            <text:p>0.582875838</text:p>
          </table:table-cell>
          <table:table-cell table:formula="of:=RANDBETWEEN(18;77)" office:value-type="float" office:value="43" calcext:value-type="float">
            <text:p>43</text:p>
          </table:table-cell>
          <table:table-cell table:formula="of:=RAND()" office:value-type="float" office:value="0.050885071628727" calcext:value-type="float">
            <text:p>0.05088507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80] &amp; &quot;-&quot; &amp;[.C180]" office:value-type="string" office:string-value="agent-18-9" calcext:value-type="string">
            <text:p>agent-18-9</text:p>
          </table:table-cell>
          <table:table-cell office:value-type="float" office:value="0" calcext:value-type="float">
            <text:p>0</text:p>
          </table:table-cell>
          <table:table-cell office:value-type="float" office:value="0.177210434" calcext:value-type="float">
            <text:p>0.177210434</text:p>
          </table:table-cell>
          <table:table-cell office:value-type="float" office:value="0.411394783" calcext:value-type="float">
            <text:p>0.411394783</text:p>
          </table:table-cell>
          <table:table-cell table:formula="of:=RANDBETWEEN(18;77)" office:value-type="float" office:value="60" calcext:value-type="float">
            <text:p>60</text:p>
          </table:table-cell>
          <table:table-cell table:formula="of:=RAND()" office:value-type="float" office:value="0.293125253287144" calcext:value-type="float">
            <text:p>0.29312525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81] &amp; &quot;-&quot; &amp;[.C181]" office:value-type="string" office:string-value="agent-18-10" calcext:value-type="string">
            <text:p>agent-18-10</text:p>
          </table:table-cell>
          <table:table-cell office:value-type="float" office:value="0.13472427" calcext:value-type="float">
            <text:p>0.13472427</text:p>
          </table:table-cell>
          <table:table-cell office:value-type="float" office:value="0.567362135" calcext:value-type="float">
            <text:p>0.567362135</text:p>
          </table:table-cell>
          <table:table-cell office:value-type="float" office:value="0.216318932" calcext:value-type="float">
            <text:p>0.216318932</text:p>
          </table:table-cell>
          <table:table-cell table:formula="of:=RANDBETWEEN(18;77)" office:value-type="float" office:value="68" calcext:value-type="float">
            <text:p>68</text:p>
          </table:table-cell>
          <table:table-cell table:formula="of:=RAND()" office:value-type="float" office:value="0.188234493951313" calcext:value-type="float">
            <text:p>0.1882344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82] &amp; &quot;-&quot; &amp;[.C182]" office:value-type="string" office:string-value="agent-19-1" calcext:value-type="string">
            <text:p>agent-19-1</text:p>
          </table:table-cell>
          <table:table-cell office:value-type="float" office:value="0" calcext:value-type="float">
            <text:p>0</text:p>
          </table:table-cell>
          <table:table-cell office:value-type="float" office:value="-1.005522384" calcext:value-type="float">
            <text:p>-1.005522384</text:p>
          </table:table-cell>
          <table:table-cell office:value-type="float" office:value="1.002761192" calcext:value-type="float">
            <text:p>1.002761192</text:p>
          </table:table-cell>
          <table:table-cell table:formula="of:=RANDBETWEEN(18;77)" office:value-type="float" office:value="35" calcext:value-type="float">
            <text:p>35</text:p>
          </table:table-cell>
          <table:table-cell table:formula="of:=RAND()" office:value-type="float" office:value="0.00762591266538948" calcext:value-type="float">
            <text:p>0.00762591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83] &amp; &quot;-&quot; &amp;[.C183]" office:value-type="string" office:string-value="agent-19-2" calcext:value-type="string">
            <text:p>agent-19-2</text:p>
          </table:table-cell>
          <table:table-cell office:value-type="float" office:value="0" calcext:value-type="float">
            <text:p>0</text:p>
          </table:table-cell>
          <table:table-cell office:value-type="float" office:value="-1.005766803" calcext:value-type="float">
            <text:p>-1.005766803</text:p>
          </table:table-cell>
          <table:table-cell office:value-type="float" office:value="1.002883401" calcext:value-type="float">
            <text:p>1.002883401</text:p>
          </table:table-cell>
          <table:table-cell table:formula="of:=RANDBETWEEN(18;77)" office:value-type="float" office:value="64" calcext:value-type="float">
            <text:p>64</text:p>
          </table:table-cell>
          <table:table-cell table:formula="of:=RAND()" office:value-type="float" office:value="0.147130293422379" calcext:value-type="float">
            <text:p>0.14713029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84] &amp; &quot;-&quot; &amp;[.C184]" office:value-type="string" office:string-value="agent-19-3" calcext:value-type="string">
            <text:p>agent-19-3</text:p>
          </table:table-cell>
          <table:table-cell office:value-type="float" office:value="0" calcext:value-type="float">
            <text:p>0</text:p>
          </table:table-cell>
          <table:table-cell office:value-type="float" office:value="-0.956373016" calcext:value-type="float">
            <text:p>-0.956373016</text:p>
          </table:table-cell>
          <table:table-cell office:value-type="float" office:value="0.978186508" calcext:value-type="float">
            <text:p>0.978186508</text:p>
          </table:table-cell>
          <table:table-cell table:formula="of:=RANDBETWEEN(18;77)" office:value-type="float" office:value="56" calcext:value-type="float">
            <text:p>56</text:p>
          </table:table-cell>
          <table:table-cell table:formula="of:=RAND()" office:value-type="float" office:value="0.921061237459071" calcext:value-type="float">
            <text:p>0.92106123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85] &amp; &quot;-&quot; &amp;[.C185]" office:value-type="string" office:string-value="agent-19-4" calcext:value-type="string">
            <text:p>agent-19-4</text:p>
          </table:table-cell>
          <table:table-cell office:value-type="float" office:value="0" calcext:value-type="float">
            <text:p>0</text:p>
          </table:table-cell>
          <table:table-cell office:value-type="float" office:value="-0.857433576" calcext:value-type="float">
            <text:p>-0.857433576</text:p>
          </table:table-cell>
          <table:table-cell office:value-type="float" office:value="0.928716788" calcext:value-type="float">
            <text:p>0.928716788</text:p>
          </table:table-cell>
          <table:table-cell table:formula="of:=RANDBETWEEN(18;77)" office:value-type="float" office:value="60" calcext:value-type="float">
            <text:p>60</text:p>
          </table:table-cell>
          <table:table-cell table:formula="of:=RAND()" office:value-type="float" office:value="0.340817107004113" calcext:value-type="float">
            <text:p>0.3408171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86] &amp; &quot;-&quot; &amp;[.C186]" office:value-type="string" office:string-value="agent-19-5" calcext:value-type="string">
            <text:p>agent-19-5</text:p>
          </table:table-cell>
          <table:table-cell office:value-type="float" office:value="0" calcext:value-type="float">
            <text:p>0</text:p>
          </table:table-cell>
          <table:table-cell office:value-type="float" office:value="-0.709133752" calcext:value-type="float">
            <text:p>-0.709133752</text:p>
          </table:table-cell>
          <table:table-cell office:value-type="float" office:value="0.854566876" calcext:value-type="float">
            <text:p>0.854566876</text:p>
          </table:table-cell>
          <table:table-cell table:formula="of:=RANDBETWEEN(18;77)" office:value-type="float" office:value="24" calcext:value-type="float">
            <text:p>24</text:p>
          </table:table-cell>
          <table:table-cell table:formula="of:=RAND()" office:value-type="float" office:value="0.36449372547213" calcext:value-type="float">
            <text:p>0.364493725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87] &amp; &quot;-&quot; &amp;[.C187]" office:value-type="string" office:string-value="agent-19-6" calcext:value-type="string">
            <text:p>agent-19-6</text:p>
          </table:table-cell>
          <table:table-cell office:value-type="float" office:value="0" calcext:value-type="float">
            <text:p>0</text:p>
          </table:table-cell>
          <table:table-cell office:value-type="float" office:value="-0.511750958" calcext:value-type="float">
            <text:p>-0.511750958</text:p>
          </table:table-cell>
          <table:table-cell office:value-type="float" office:value="0.755875479" calcext:value-type="float">
            <text:p>0.755875479</text:p>
          </table:table-cell>
          <table:table-cell table:formula="of:=RANDBETWEEN(18;77)" office:value-type="float" office:value="67" calcext:value-type="float">
            <text:p>67</text:p>
          </table:table-cell>
          <table:table-cell table:formula="of:=RAND()" office:value-type="float" office:value="0.652654001605697" calcext:value-type="float">
            <text:p>0.65265400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88] &amp; &quot;-&quot; &amp;[.C188]" office:value-type="string" office:string-value="agent-19-7" calcext:value-type="string">
            <text:p>agent-19-7</text:p>
          </table:table-cell>
          <table:table-cell office:value-type="float" office:value="0" calcext:value-type="float">
            <text:p>0</text:p>
          </table:table-cell>
          <table:table-cell office:value-type="float" office:value="-0.265653883" calcext:value-type="float">
            <text:p>-0.265653883</text:p>
          </table:table-cell>
          <table:table-cell office:value-type="float" office:value="0.632826942" calcext:value-type="float">
            <text:p>0.632826942</text:p>
          </table:table-cell>
          <table:table-cell table:formula="of:=RANDBETWEEN(18;77)" office:value-type="float" office:value="19" calcext:value-type="float">
            <text:p>19</text:p>
          </table:table-cell>
          <table:table-cell table:formula="of:=RAND()" office:value-type="float" office:value="0.654785291175358" calcext:value-type="float">
            <text:p>0.65478529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89] &amp; &quot;-&quot; &amp;[.C189]" office:value-type="string" office:string-value="agent-19-8" calcext:value-type="string">
            <text:p>agent-19-8</text:p>
          </table:table-cell>
          <table:table-cell office:value-type="float" office:value="0" calcext:value-type="float">
            <text:p>0</text:p>
          </table:table-cell>
          <table:table-cell office:value-type="float" office:value="0.028698653" calcext:value-type="float">
            <text:p>0.028698653</text:p>
          </table:table-cell>
          <table:table-cell office:value-type="float" office:value="0.485650674" calcext:value-type="float">
            <text:p>0.485650674</text:p>
          </table:table-cell>
          <table:table-cell table:formula="of:=RANDBETWEEN(18;77)" office:value-type="float" office:value="25" calcext:value-type="float">
            <text:p>25</text:p>
          </table:table-cell>
          <table:table-cell table:formula="of:=RAND()" office:value-type="float" office:value="0.543848217348568" calcext:value-type="float">
            <text:p>0.543848217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90] &amp; &quot;-&quot; &amp;[.C190]" office:value-type="string" office:string-value="agent-19-9" calcext:value-type="string">
            <text:p>agent-19-9</text:p>
          </table:table-cell>
          <table:table-cell office:value-type="float" office:value="0" calcext:value-type="float">
            <text:p>0</text:p>
          </table:table-cell>
          <table:table-cell office:value-type="float" office:value="0.370759127" calcext:value-type="float">
            <text:p>0.370759127</text:p>
          </table:table-cell>
          <table:table-cell office:value-type="float" office:value="0.314620437" calcext:value-type="float">
            <text:p>0.314620437</text:p>
          </table:table-cell>
          <table:table-cell table:formula="of:=RANDBETWEEN(18;77)" office:value-type="float" office:value="63" calcext:value-type="float">
            <text:p>63</text:p>
          </table:table-cell>
          <table:table-cell table:formula="of:=RAND()" office:value-type="float" office:value="0.0172392892418429" calcext:value-type="float">
            <text:p>0.01723928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91] &amp; &quot;-&quot; &amp;[.C191]" office:value-type="string" office:string-value="agent-19-10" calcext:value-type="string">
            <text:p>agent-19-10</text:p>
          </table:table-cell>
          <table:table-cell office:value-type="float" office:value="0.519786015" calcext:value-type="float">
            <text:p>0.519786015</text:p>
          </table:table-cell>
          <table:table-cell office:value-type="float" office:value="0.759893007" calcext:value-type="float">
            <text:p>0.759893007</text:p>
          </table:table-cell>
          <table:table-cell office:value-type="float" office:value="0.120053496" calcext:value-type="float">
            <text:p>0.120053496</text:p>
          </table:table-cell>
          <table:table-cell table:formula="of:=RANDBETWEEN(18;77)" office:value-type="float" office:value="21" calcext:value-type="float">
            <text:p>21</text:p>
          </table:table-cell>
          <table:table-cell table:formula="of:=RAND()" office:value-type="float" office:value="0.413332076161169" calcext:value-type="float">
            <text:p>0.41333207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92] &amp; &quot;-&quot; &amp;[.C192]" office:value-type="string" office:string-value="agent-20-1" calcext:value-type="string">
            <text:p>agent-20-1</text:p>
          </table:table-cell>
          <table:table-cell office:value-type="float" office:value="0" calcext:value-type="float">
            <text:p>0</text:p>
          </table:table-cell>
          <table:table-cell office:value-type="float" office:value="-0.759472143" calcext:value-type="float">
            <text:p>-0.759472143</text:p>
          </table:table-cell>
          <table:table-cell office:value-type="float" office:value="0.879736072" calcext:value-type="float">
            <text:p>0.879736072</text:p>
          </table:table-cell>
          <table:table-cell table:formula="of:=RANDBETWEEN(18;77)" office:value-type="float" office:value="32" calcext:value-type="float">
            <text:p>32</text:p>
          </table:table-cell>
          <table:table-cell table:formula="of:=RAND()" office:value-type="float" office:value="0.885650773649104" calcext:value-type="float">
            <text:p>0.88565077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93] &amp; &quot;-&quot; &amp;[.C193]" office:value-type="string" office:string-value="agent-20-2" calcext:value-type="string">
            <text:p>agent-20-2</text:p>
          </table:table-cell>
          <table:table-cell office:value-type="float" office:value="0" calcext:value-type="float">
            <text:p>0</text:p>
          </table:table-cell>
          <table:table-cell office:value-type="float" office:value="-0.759769947" calcext:value-type="float">
            <text:p>-0.759769947</text:p>
          </table:table-cell>
          <table:table-cell office:value-type="float" office:value="0.879884974" calcext:value-type="float">
            <text:p>0.879884974</text:p>
          </table:table-cell>
          <table:table-cell table:formula="of:=RANDBETWEEN(18;77)" office:value-type="float" office:value="40" calcext:value-type="float">
            <text:p>40</text:p>
          </table:table-cell>
          <table:table-cell table:formula="of:=RAND()" office:value-type="float" office:value="0.564170709229074" calcext:value-type="float">
            <text:p>0.56417070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194] &amp; &quot;-&quot; &amp;[.C194]" office:value-type="string" office:string-value="agent-20-3" calcext:value-type="string">
            <text:p>agent-20-3</text:p>
          </table:table-cell>
          <table:table-cell office:value-type="float" office:value="0" calcext:value-type="float">
            <text:p>0</text:p>
          </table:table-cell>
          <table:table-cell office:value-type="float" office:value="-0.710583189" calcext:value-type="float">
            <text:p>-0.710583189</text:p>
          </table:table-cell>
          <table:table-cell office:value-type="float" office:value="0.855291595" calcext:value-type="float">
            <text:p>0.855291595</text:p>
          </table:table-cell>
          <table:table-cell table:formula="of:=RANDBETWEEN(18;77)" office:value-type="float" office:value="73" calcext:value-type="float">
            <text:p>73</text:p>
          </table:table-cell>
          <table:table-cell table:formula="of:=RAND()" office:value-type="float" office:value="0.394056293764152" calcext:value-type="float">
            <text:p>0.39405629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95] &amp; &quot;-&quot; &amp;[.C195]" office:value-type="string" office:string-value="agent-20-4" calcext:value-type="string">
            <text:p>agent-20-4</text:p>
          </table:table-cell>
          <table:table-cell office:value-type="float" office:value="0" calcext:value-type="float">
            <text:p>0</text:p>
          </table:table-cell>
          <table:table-cell office:value-type="float" office:value="-0.612004032" calcext:value-type="float">
            <text:p>-0.612004032</text:p>
          </table:table-cell>
          <table:table-cell office:value-type="float" office:value="0.806002016" calcext:value-type="float">
            <text:p>0.806002016</text:p>
          </table:table-cell>
          <table:table-cell table:formula="of:=RANDBETWEEN(18;77)" office:value-type="float" office:value="22" calcext:value-type="float">
            <text:p>22</text:p>
          </table:table-cell>
          <table:table-cell table:formula="of:=RAND()" office:value-type="float" office:value="0.874360837391578" calcext:value-type="float">
            <text:p>0.87436083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96] &amp; &quot;-&quot; &amp;[.C196]" office:value-type="string" office:string-value="agent-20-5" calcext:value-type="string">
            <text:p>agent-20-5</text:p>
          </table:table-cell>
          <table:table-cell office:value-type="float" office:value="0" calcext:value-type="float">
            <text:p>0</text:p>
          </table:table-cell>
          <table:table-cell office:value-type="float" office:value="-0.464217071" calcext:value-type="float">
            <text:p>-0.464217071</text:p>
          </table:table-cell>
          <table:table-cell office:value-type="float" office:value="0.732108536" calcext:value-type="float">
            <text:p>0.732108536</text:p>
          </table:table-cell>
          <table:table-cell table:formula="of:=RANDBETWEEN(18;77)" office:value-type="float" office:value="42" calcext:value-type="float">
            <text:p>42</text:p>
          </table:table-cell>
          <table:table-cell table:formula="of:=RAND()" office:value-type="float" office:value="0.846117364359088" calcext:value-type="float">
            <text:p>0.84611736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97] &amp; &quot;-&quot; &amp;[.C197]" office:value-type="string" office:string-value="agent-20-6" calcext:value-type="string">
            <text:p>agent-20-6</text:p>
          </table:table-cell>
          <table:table-cell office:value-type="float" office:value="0" calcext:value-type="float">
            <text:p>0</text:p>
          </table:table-cell>
          <table:table-cell office:value-type="float" office:value="-0.267498762" calcext:value-type="float">
            <text:p>-0.267498762</text:p>
          </table:table-cell>
          <table:table-cell office:value-type="float" office:value="0.633749381" calcext:value-type="float">
            <text:p>0.633749381</text:p>
          </table:table-cell>
          <table:table-cell table:formula="of:=RANDBETWEEN(18;77)" office:value-type="float" office:value="76" calcext:value-type="float">
            <text:p>76</text:p>
          </table:table-cell>
          <table:table-cell table:formula="of:=RAND()" office:value-type="float" office:value="0.840023776632734" calcext:value-type="float">
            <text:p>0.840023776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198] &amp; &quot;-&quot; &amp;[.C198]" office:value-type="string" office:string-value="agent-20-7" calcext:value-type="string">
            <text:p>agent-20-7</text:p>
          </table:table-cell>
          <table:table-cell office:value-type="float" office:value="0" calcext:value-type="float">
            <text:p>0</text:p>
          </table:table-cell>
          <table:table-cell office:value-type="float" office:value="-0.022216552" calcext:value-type="float">
            <text:p>-0.022216552</text:p>
          </table:table-cell>
          <table:table-cell office:value-type="float" office:value="0.511108276" calcext:value-type="float">
            <text:p>0.511108276</text:p>
          </table:table-cell>
          <table:table-cell table:formula="of:=RANDBETWEEN(18;77)" office:value-type="float" office:value="25" calcext:value-type="float">
            <text:p>25</text:p>
          </table:table-cell>
          <table:table-cell table:formula="of:=RAND()" office:value-type="float" office:value="0.0512568027479574" calcext:value-type="float">
            <text:p>0.05125680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3" calcext:value-type="string">
            <text:p>FR3</text:p>
          </table:table-cell>
          <table:table-cell table:formula="of:=&quot;agent&quot; &amp; &quot;-&quot; &amp; [.B199] &amp; &quot;-&quot; &amp;[.C199]" office:value-type="string" office:string-value="agent-20-8" calcext:value-type="string">
            <text:p>agent-20-8</text:p>
          </table:table-cell>
          <table:table-cell office:value-type="float" office:value="0" calcext:value-type="float">
            <text:p>0</text:p>
          </table:table-cell>
          <table:table-cell office:value-type="float" office:value="0.271172257" calcext:value-type="float">
            <text:p>0.271172257</text:p>
          </table:table-cell>
          <table:table-cell office:value-type="float" office:value="0.364413872" calcext:value-type="float">
            <text:p>0.364413872</text:p>
          </table:table-cell>
          <table:table-cell table:formula="of:=RANDBETWEEN(18;77)" office:value-type="float" office:value="44" calcext:value-type="float">
            <text:p>44</text:p>
          </table:table-cell>
          <table:table-cell table:formula="of:=RAND()" office:value-type="float" office:value="0.299072153982706" calcext:value-type="float">
            <text:p>0.2990721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2" calcext:value-type="string">
            <text:p>FR2</text:p>
          </table:table-cell>
          <table:table-cell table:formula="of:=&quot;agent&quot; &amp; &quot;-&quot; &amp; [.B200] &amp; &quot;-&quot; &amp;[.C200]" office:value-type="string" office:string-value="agent-20-9" calcext:value-type="string">
            <text:p>agent-20-9</text:p>
          </table:table-cell>
          <table:table-cell office:value-type="float" office:value="0.224243863" calcext:value-type="float">
            <text:p>0.224243863</text:p>
          </table:table-cell>
          <table:table-cell office:value-type="float" office:value="0.612121931" calcext:value-type="float">
            <text:p>0.612121931</text:p>
          </table:table-cell>
          <table:table-cell office:value-type="float" office:value="0.193939034" calcext:value-type="float">
            <text:p>0.193939034</text:p>
          </table:table-cell>
          <table:table-cell table:formula="of:=RANDBETWEEN(18;77)" office:value-type="float" office:value="32" calcext:value-type="float">
            <text:p>32</text:p>
          </table:table-cell>
          <table:table-cell table:formula="of:=RAND()" office:value-type="float" office:value="0.777291694539599" calcext:value-type="float">
            <text:p>0.77729169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gnitor</text:p>
          </table:table-cell>
          <table:table-cell table:formula="of:=&quot;FR&quot; &amp; RANDBETWEEN(1;3)" office:value-type="string" office:string-value="FR1" calcext:value-type="string">
            <text:p>FR1</text:p>
          </table:table-cell>
          <table:table-cell table:formula="of:=&quot;agent&quot; &amp; &quot;-&quot; &amp; [.B201] &amp; &quot;-&quot; &amp;[.C201]" office:value-type="string" office:string-value="agent-20-10" calcext:value-type="string">
            <text:p>agent-20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DBETWEEN(18;77)" office:value-type="float" office:value="47" calcext:value-type="float">
            <text:p>47</text:p>
          </table:table-cell>
          <table:table-cell table:formula="of:=RAND()" office:value-type="float" office:value="0.72674630896654" calcext:value-type="float">
            <text:p>0.726746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4T14:37:42.611000000</dc:date>
    <meta:editing-duration>PT58M6S</meta:editing-duration>
    <meta:editing-cycles>2</meta:editing-cycles>
    <meta:generator>LibreOffice/5.0.0.5$Windows_x86 LibreOffice_project/1b1a90865e348b492231e1c451437d7a15bb262b</meta:generator>
    <meta:document-statistic meta:table-count="1" meta:cell-count="2612" meta:object-count="0"/>
  </office:meta>
</office:document-meta>
</file>